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9971c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style:writing-mode="rl-tb"/>
      <style:text-properties officeooo:paragraph-rsid="0009971c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تَّوْبَةِ ]</text:h>
      <text:p text:style-name="P2" loext:marker-style-name="T2"><text:span text:style-name="T2">بَرَآءَةٌ مِّــنَ </text:span><text:span text:style-name="T3">۰</text:span><text:span text:style-name="T2">للَّهِ وَرَسُولِهِ“ إِلَي </text:span><text:span text:style-name="T3">۰</text:span><text:span text:style-name="T2">لذِيـنَ عَـٰهَدتُّم مِّــنَ </text:span><text:span text:style-name="T3">۰</text:span><text:span text:style-name="T2">لْمُشْرۣكِينَؐ </text:span><text:span text:style-name="T4">(1)</text:span><text:span text:style-name="T2"> فَسِيحُواْ فِى </text:span><text:span text:style-name="T3">۱</text:span><text:span text:style-name="T2">لاَرْضِ أَرْبَعَةَ أَشْهُرٍؐ وَاعْلَمُوٓاْ أَنَّكُمْ غَيْرُ مُعْجِزۣى </text:span><text:span text:style-name="T3">۱</text:span><text:span text:style-name="T2">للَّهِ وَأَنننَّ </text:span><text:span text:style-name="T3">۰</text:span><text:span text:style-name="T2">للَّهَ مُخْزۣى </text:span><text:span text:style-name="T3">۱</text:span><text:span text:style-name="T2">لْكۭـٰفِـرۣينَؐ </text:span><text:span text:style-name="T4">(2)</text:span><text:span text:style-name="T2"> وَأَذَ؛نٌ مِّــنَ </text:span><text:span text:style-name="T3">۰</text:span><text:span text:style-name="T2">للَّهِ وَرَسُولِهِ“ إِلَــي </text:span><text:span text:style-name="T3">۰</text:span><text:span text:style-name="T2">لنَّاسِ يَوْمَ </text:span><text:span text:style-name="T3">۰</text:span><text:span text:style-name="T2">لْحَجِّ </text:span><text:span text:style-name="T3">۱</text:span><text:span text:style-name="T2">لاَكْبَرۣأَنننَّ </text:span><text:span text:style-name="T3">۰</text:span><text:span text:style-name="T2">للَّهَ بَرۣىٓءٌ مِّــنَ </text:span><text:span text:style-name="T3">۰</text:span><text:span text:style-name="T2">لْمُشْرۣكِينَ وَرَسُولُهُؐ, فَإِننن تُـبْتُمْ فَهُوَ خَيْرٌ لَّكُمْؐ وَإِن تَوَلَّيْتُمْ فَاعْلَمُوٓاْ أَنَّكُمْ غَيْرُمُعْجِزۣى </text:span><text:span text:style-name="T3">۱</text:span><text:span text:style-name="T2">للَّهِؐ وَبَشِّرۣ </text:span><text:span text:style-name="T3">۱</text:span><text:span text:style-name="T2">لذِيــنَ كَفَرُواْ بِعَذَابببٖ اَلِيمٖ </text:span><text:span text:style-name="T4">(3)</text:span><text:span text:style-name="T2"> اِلاَّ </text:span><text:span text:style-name="T3">۰</text:span><text:span text:style-name="T2">لذِيــنَ عَـٰهَدتُّم مِّــنَ </text:span><text:span text:style-name="T3">۰</text:span><text:span text:style-name="T2">لْمُشْرۣكِينَ ثُمَّ لَمْ يَنقُصُوكُمْ شَيْـٔاً وَلَمْ يُظَـٰهِرُواْ عَلَيْكُمُ; أَحَداً فَأَتِمُّوٓاْ إِلَيْهِمْ عَهْدَهُمُ; إِلَــيٰ مُدَّتِهِمُؐ; إِنننَّ </text:span><text:span text:style-name="T3">۰</text:span><text:span text:style-name="T2">للَّهَ يُحِــبُّ </text:span><text:span text:style-name="T3">۴</text:span><text:span text:style-name="T2">لْمُتَّقِينَؐ </text:span><text:span text:style-name="T4">(4)</text:span><text:span text:style-name="T2"> ¥ فَإِذَا "نسَلَخَ </text:span><text:span text:style-name="T3">۰</text:span><text:span text:style-name="T2">لاَشْهُرُ</text:span><text:span text:style-name="T3">۴</text:span><text:span text:style-name="T2">لْحُرُمُ فَاقْتُلُواْ </text:span><text:span text:style-name="T3">۴</text:span><text:span text:style-name="T2">لْمُشْرۣكِينَ حَيْــثُ وَجَدتُّمُوهُمْ وَخُذُوهُمْ وَاحْصُرُوهُمْ وَاقْعُدُواْ لَهُمْ كُلَّ مَرْصَدٍؐ فَإِن تَابُواْ وَأَقَامُواْ </text:span><text:span text:style-name="T3">۴</text:span><text:span text:style-name="T2">لصَّلَوٰةَ وَءَاتَوُاْ </text:span><text:span text:style-name="T3">۴</text:span><text:span text:style-name="T2">لزَّكَوٰةَ فَخَلُّواْ سَبِيلَهُمُؐ; إِنننَّ </text:span><text:span text:style-name="T3">۰</text:span><text:span text:style-name="T2">للَّهَ غَفُورٌ رَّحِيمٌؐ </text:span><text:span text:style-name="T4">(5)</text:span><text:span text:style-name="T2"> وَإِنننَ اَحَدٌ مِّــنَ </text:span><text:span text:style-name="T3">۰</text:span><text:span text:style-name="T2">لْمُشْرۣكِيــنَ "سْتَجَارَكككَ فَأَجِرْهُ حَتَّــيٰ يَسْمَعَ كَچَمَ </text:span><text:span text:style-name="T3">۰</text:span><text:span text:style-name="T2">للَّهِ ثُمَّ أَبْلِغْهُ مَامَنَهُؐ, ذَ؛لِكَ بِأَنَّهُمْ قَوْمٌ لاَّ يَعْلَمُونَؐ </text:span><text:span text:style-name="T4">(6)</text:span><text:span text:style-name="T2"> كَيْفَ يَكُونُ لِلْمُشْرۣكِيــنَ عَهْد٘عِندَ </text:span><text:span text:style-name="T3">۰</text:span><text:span text:style-name="T2">للَّهِ وَعِندَ رَسُولِهِ“ إِلاَّ </text:span><text:span text:style-name="T3">۰</text:span><text:span text:style-name="T2">لذِيــنَ عَـٰهَدتُّمْ عِندَ </text:span><text:span text:style-name="T3">۰</text:span><text:span text:style-name="T2">لْمَسْجِدِ </text:span><text:span text:style-name="T3">۱</text:span><text:span text:style-name="T2">لْحَرَامِ فَمَا "سْتَقَـٰمُواْ لَكُمْ فَاسْتَقِيمُواْ لَهُمُؐ; إِنننَّ </text:span><text:span text:style-name="T3">۰</text:span><text:span text:style-name="T2">للَّهَ يُحِــبُّ </text:span><text:span text:style-name="T3">۴</text:span><text:span text:style-name="T2">لْمُتَّقِينَؐ </text:span><text:span text:style-name="T4">(7)</text:span><text:span text:style-name="T2"> كَيْفَ وَإِنْ يَّظْهَرُواْ عَلَيْكُمْ لاَ يَرْقُبُواْ فِيكُمُ; إِلًاّ وَلاَ ذِمَّةًؐ يُرْضُونَكُم بِأَفْوَ؛هِهِمْ وَتَابۭيٰ قُلُوبُهُمْ وَأَكْثَرُهُمْ فَـٰسِقُونَؐ </text:span><text:span text:style-name="T4">(8)</text:span><text:span text:style-name="T2"> "شْتَرَوْاْ بِـَٔايَـٰــتِ </text:span><text:span text:style-name="T3">۱</text:span><text:span text:style-name="T2">للَّهِ ثَمَناً قَلِيلًا فَصَدُّواْ عَــن سَبِيلِهِؐ“ إِنَّهُمْ سَآءَ مَا كَانُواْ </text:span><text:soft-page-break/><text:span text:style-name="T2">يَعْمَلُونَؐ </text:span><text:span text:style-name="T4">(9)</text:span><text:span text:style-name="T2"> لاَ يَرْقُبُونَ فِى مُومِــن۫ اِلًاّ وَلاَ ذِمَّةًؐ وَٱُوْلَئِــكَ هُمُ </text:span><text:span text:style-name="T3">۴</text:span><text:span text:style-name="T2">لْمُعْتَدُونَؐ </text:span><text:span text:style-name="T4">(10)</text:span><text:span text:style-name="T2"> فَإِننن تَـابُواْ وَأَقَامُواْ </text:span><text:span text:style-name="T3">۴</text:span><text:span text:style-name="T2">لصَّلَوٰةَ وَءَاتَوُاْ </text:span><text:span text:style-name="T3">۴</text:span><text:span text:style-name="T2">لزَّكَوٰةَ فَإِخْوَ؛نُكُمْ فِى </text:span><text:span text:style-name="T3">۱</text:span><text:span text:style-name="T2">لدِّينِؐ وَنُفَصِّــلُ </text:span><text:span text:style-name="T3">۴</text:span><text:span text:style-name="T2">لاَيَـٰــتِ لِقَوْمٍ يَعْلَمُونَؐ </text:span><text:span text:style-name="T4">(11)</text:span><text:span text:style-name="T2"> ® وَإِننن نَّكَثُوٓاْ أَيْمَـٰنَهُم مِّنۢ بَعْدِ عَهْدِهِمْ وَطَعَنُواْ فِى دِينِكُمْ فَقَـٰتِلُوٓاْ أَئمَّةَ </text:span><text:span text:style-name="T3">۰</text:span><text:span text:style-name="T2">لْكُفْرۣؐ إِنَّهُمْ لآَ أَيْمَـٰــنَ لَهُمْ لَعَلَّهُمْ يَنتَهُونَؐ </text:span><text:span text:style-name="T4">(12)</text:span><text:span text:style-name="T2"> أَلاَ تُقَـٰتِلُونَ قَوْماً نَّكَثُوٓاْ أَيْمَـٰنَهُمْ وَهَمُّواْ بِإِخْرَاجِ </text:span><text:span text:style-name="T3">۱</text:span><text:span text:style-name="T2">لرَّسُولِ وَهُم بَدَءُوكُمُ; أَوَّلَ مَرَّةٖ اَتَخْشَوْنَهُمْؐ فَاللَّهُ أَحَقُّ أَن تَخْشَوْهُ إِننن كُنتُم مُّومِنِينَؐ </text:span><text:span text:style-name="T4">(13)</text:span><text:span text:style-name="T2"> قَـٰتِلُوهُمْ يُعَذِّبْهُمُ </text:span><text:span text:style-name="T3">۴</text:span><text:span text:style-name="T2">للَّهُ بِأَيْدِيكُمْ وَيُخْزۣهِمْ وَيَنصُرْكُمْ عَلَيْهِمْ وَيَشْفِ صُدُورَ قَوْمٍ مُّومِنِينَ </text:span><text:span text:style-name="T4">(14)</text:span><text:span text:style-name="T2"> وَيُذْهِبْ غَيْظَ قُلُوبِهِمْؐ وَيَتُوبُ </text:span><text:span text:style-name="T3">۴</text:span><text:span text:style-name="T2">للَّهُ عَلَيٰ مَنْ يَّشَآءُؐ وَاللَّهُ عَلِيم٘ حَكِيم٘ؐ </text:span><text:span text:style-name="T4">(15)</text:span><text:span text:style-name="T2"> اَمْ حَسِبْتُمُ; أَن تُتْرَكُواْ وَلَمَّا يَعْلَمِ </text:span><text:span text:style-name="T3">۱</text:span><text:span text:style-name="T2">للَّهُ </text:span><text:span text:style-name="T3">۴</text:span><text:span text:style-name="T2">لذِينَ جَـٰهَدُواْ مِنكُمْ وَلَمْ يَتَّخِذُواْ مِن دُونِ </text:span><text:span text:style-name="T3">۱</text:span><text:span text:style-name="T2">للَّهِ وَلاَ رَسُولِهِ” وَلاَ </text:span><text:span text:style-name="T3">۰</text:span><text:span text:style-name="T2">لْمُومِنِينَ وَلِيجَةًؐ وَاللَّهُ خَبِيرٛ بِمَا تَعْمَلُونَؐ </text:span><text:span text:style-name="T4">(16)</text:span><text:span text:style-name="T2"> مَا كَانَ لِلْمُشْرۣكِينَ أَنْ يَّعْمُرُواْ مَسَـٰجِدَ </text:span><text:span text:style-name="T3">۰</text:span><text:span text:style-name="T2">للَّهِ شَـٰهِدِيــنَ عَلَيٰٓ أَنفُسِهِم بِالْكُفْرۣؐ ٱُوْلَئِــكَ حَبِطَــتَ اَعْمَـٰلُهُمْ وَفِى </text:span><text:span text:style-name="T3">۱</text:span><text:span text:style-name="T2">لنّۭارۣ هُمْ خَـٰلِدُونَؐ </text:span><text:span text:style-name="T4">(17)</text:span><text:span text:style-name="T2"> إِنَّمَا يَعْمُرُ مَسَـٰجِدَ </text:span><text:span text:style-name="T3">۰</text:span><text:span text:style-name="T2">للَّهِ مَــنَ —امَنَ بِاللَّهِ وَالْيَوْمِ </text:span><text:span text:style-name="T3">۱</text:span><text:span text:style-name="T2">لاَخِرۣ وَأَقَامَ </text:span><text:span text:style-name="T3">۰</text:span><text:span text:style-name="T2">لصَّلَوٰةَ وَءَاتَــي </text:span><text:span text:style-name="T3">۰</text:span><text:span text:style-name="T2">لزَّكَوٰةَ وَلَمْ يَخْشَ إِلاَّ </text:span><text:span text:style-name="T3">۰</text:span><text:span text:style-name="T2">للَّهَ فَعَسۭيٰٓ ٱُوْلَئِــكَ أَنْ يَّكُونُواْ مِنَ </text:span><text:span text:style-name="T3">۰</text:span><text:span text:style-name="T2">لْمُهْتَدِينَؐ </text:span><text:span text:style-name="T4">(18)</text:span><text:span text:style-name="T2"> © أَجَعَلْتُمْ سِقَايَةَ </text:span><text:span text:style-name="T3">۰</text:span><text:span text:style-name="T2">لْحَآجِّ وَعِمَارَةَ </text:span><text:span text:style-name="T3">۰</text:span><text:span text:style-name="T2">لْمَسْجِدِ </text:span><text:span text:style-name="T3">۱</text:span><text:span text:style-name="T2">لْحَرَامِ كَمَــنَ —امَنَ بِاللَّهِ وَالْيَوْمِ </text:span><text:span text:style-name="T3">۱</text:span><text:span text:style-name="T2">لاَخِرۣ وَجَـٰهَدَ فِى سَبِيلِ </text:span><text:span text:style-name="T3">۱</text:span><text:span text:style-name="T2">للَّهِؐ لاَ يَسْتَوُﹼنَ عِندَ </text:span><text:span text:style-name="T3">۰</text:span><text:span text:style-name="T2">للَّهِؐ وَاللَّهُ لاَ يَهْدِى </text:span><text:span text:style-name="T3">۱</text:span><text:span text:style-name="T2">لْقَوْمَ </text:span><text:span text:style-name="T3">۰</text:span><text:span text:style-name="T2">لظَّـٰلِمِينَؐ </text:span><text:span text:style-name="T4">(19)</text:span><text:span text:style-name="T2"> </text:span><text:span text:style-name="T3">۰</text:span><text:span text:style-name="T2">لذِيــنَ ءَامَنُواْ وَهَاجَرُواْ وَجَـٰهَدُواْ فِى سَبِيلِ </text:span><text:span text:style-name="T3">۱</text:span><text:span text:style-name="T2">للَّهِ بِأَمْوَ؛لِهِمْ وَأَنفُسِهِمُ; أَعْظَمُ دَرَجَةٗ عِندَ </text:span><text:soft-page-break/><text:span text:style-name="T3">۰</text:span><text:span text:style-name="T2">للَّهِؐ وَٱُوْلَئِــكَ هُمُ </text:span><text:span text:style-name="T3">۴</text:span><text:span text:style-name="T2">لْفَآئِزُونَؐ </text:span><text:span text:style-name="T4">(20)</text:span><text:span text:style-name="T2"> يُبَشِّرُهُمْ رَبُّهُم بِرَحْمَةٍ مِّنْهُ وَرۣضْوَ؛نٍ وَجَنَّـٰــتٍ لَّهُمْ فِيهَا نَعِيمٌ مُّقِيم٘ </text:span><text:span text:style-name="T4">(21)</text:span><text:span text:style-name="T2"> خَـٰلِدِينَ فِيهَآ أَبَداٗؐ اِنننَّ </text:span><text:span text:style-name="T3">۰</text:span><text:span text:style-name="T2">للَّهَ عِندَهُ; أَجْر٘ عَظِيمٌؐ </text:span><text:span text:style-name="T4">(22)</text:span><text:span text:style-name="T2"> يَـٰٓأَيُّهَا </text:span><text:span text:style-name="T3">۰</text:span><text:span text:style-name="T2">لذِيــنَ ءَامَنُواْ لاَ تَتَّخِذُوٓاْ ءَابَآءَكُمْ وَإِخْوَ؛نَكُمُ; أَوْلِيَآءَ اۭنِ 'سْتَحَبُّواْ </text:span><text:span text:style-name="T3">۴</text:span><text:span text:style-name="T2">لْكُفْرَ عَلَي </text:span><text:span text:style-name="T3">۰</text:span><text:span text:style-name="T2">لِايمَـٰنِؐ وَمَنْ يَّتَوَلَّهُم مِّنكُمْ فَٱُوْلَئِــكَ هُمُ </text:span><text:span text:style-name="T3">۴</text:span><text:span text:style-name="T2">لظَّـٰلِمُونَؐ </text:span><text:span text:style-name="T4">(23)</text:span><text:span text:style-name="T2"> قُلِ اِن كَانننَ ءَابَآؤُكُمْ وَأَبْنَآؤُكُمْ وَإِخْوَ؛نُكُمْ وَأَزْوَ؛جُكُمْ وَعَشِيرَتُكُمْ وَأَمْوَ؛ل٘ 'قْتَرَفْتُمُوهَا وَتِجَـٰرَةٌ تَخْشَوْنننَ كَسَادَهَا وَمَسَـٰكِنُ تَرْضَوْنَهَآ أَحَــبَّ إِلَيْكُم مِّــنَ </text:span><text:span text:style-name="T3">۰</text:span><text:span text:style-name="T2">للَّهِ وَرَسُولِهِ” وَجِهَادٍ فِى سَبِيلِهِ” فَتَرَبَّصُواْ حَتَّــيٰ يَاتِــيَ </text:span><text:span text:style-name="T3">۰</text:span><text:span text:style-name="T2">للَّهُ بِأَمْرۣهِؐ” وَاللَّهُ لاَ يَهْدِى </text:span><text:span text:style-name="T3">۱</text:span><text:span text:style-name="T2">لْقَوْمَ </text:span><text:span text:style-name="T3">۰</text:span><text:span text:style-name="T2">لْفَـٰسِقِينَؐ </text:span><text:span text:style-name="T4">(24)</text:span><text:span text:style-name="T2"> لَقَدْ نَصَرَكُمُ </text:span><text:span text:style-name="T3">۴</text:span><text:span text:style-name="T2">للَّهُ فِى مَوَاطِــنَ كَثِيرَةٍ وَيَوْمَ حُنَيْــن۫ اِذَ اَعْجَبَتْكُمْ كَثْرَتُكُمْ فَلَمْ تُغْــنۣ عَنكُمْ شَيْـٔاً وَضَاقَــتْ عَلَيْكُمُ </text:span><text:span text:style-name="T3">۴</text:span><text:span text:style-name="T2">لاَرْضضضُ بِمَا رَحُبَــتْ ثُمَّ وَلَّيْتُم مُّدْبِـرۣينَؐ </text:span><text:span text:style-name="T4">(25)</text:span><text:span text:style-name="T2"> ثُمَّ أَنزَلَ </text:span><text:span text:style-name="T3">۰</text:span><text:span text:style-name="T2">للَّهُ سَكِينَتَهُ„ عَلَيٰ رَسُولِهِ” وَعَلَــي </text:span><text:span text:style-name="T3">۰</text:span><text:span text:style-name="T2">لْمُومِنِينَ وَأَنزَلَ جُنُوداً لَّمْ تَرَوْهَا وَعَذَّبببَ </text:span><text:span text:style-name="T3">۰</text:span><text:span text:style-name="T2">لذِيــنَ كَفَرُواْؐ وَذَ؛لِــكَ جَزَآءُ </text:span><text:span text:style-name="T3">۴</text:span><text:span text:style-name="T2">لْكۭـٰفِـرۣينَؐ </text:span><text:span text:style-name="T4">(26)</text:span><text:span text:style-name="T2"> ثُمَّ يَتُوبُ </text:span><text:span text:style-name="T3">۴</text:span><text:span text:style-name="T2">للَّهُ مِـنۢ بَعْدِ ذَ؛لِــكَ عَلَيٰ مَنْ يَّشَآءُؐ وَاللَّهُ غَفُورٌ رَّحِيمٌؐ </text:span><text:span text:style-name="T4">(27) </text:span><text:span text:style-name="T2">® يَـٰٓأَيُّهَا </text:span><text:span text:style-name="T3">۰</text:span><text:span text:style-name="T2">لذِيــنَ ءَامَنُوٓاْ إِنَّمَا </text:span><text:span text:style-name="T3">۰</text:span><text:span text:style-name="T2">لْمُشْرۣكُونَ نَجَسٌ فَلاَ يَقْرَبُواْ </text:span><text:span text:style-name="T3">۴</text:span><text:span text:style-name="T2">ڤْمَسْجِدَ </text:span><text:span text:style-name="T3">۰</text:span><text:span text:style-name="T2">لْحَرَامَ بَعْدَ عَامِهِمْ هَـٰذَاؐ وَإِنْ خِفْتُمْ عَيْلَةً فَسَوْفَ يُغْنِيكُمُ </text:span><text:span text:style-name="T3">۴</text:span><text:span text:style-name="T2">للَّهُ مِـن فَضْلِهِ“ إِننن شَآءَؐ اۭنننَّ </text:span><text:span text:style-name="T3">۰</text:span><text:span text:style-name="T2">للَّهَ عَلِيم٘ حَكِيمٌؐ </text:span><text:span text:style-name="T4">(28)</text:span><text:span text:style-name="T2"> قَـٰتِلُواْ </text:span><text:span text:style-name="T3">۴</text:span><text:span text:style-name="T2">لذِيــنَ لاَ يُومِنُونَ بِاللَّهِ وَلاَ بِالْيَوْمِ </text:span><text:span text:style-name="T3">۱</text:span><text:span text:style-name="T2">لاَخِرۣ وَلاَ يُحَرّۣمُونَ مَا حَرَّمَ </text:span><text:span text:style-name="T3">۰</text:span><text:span text:style-name="T2">للَّهُ وَرَسُولُهُ„ وَلاَ يَدِينُونَ دِيــنَ </text:span><text:span text:style-name="T3">۰</text:span><text:span text:style-name="T2">لْحَـقِّ مِنَ </text:span><text:span text:style-name="T3">۰</text:span><text:span text:style-name="T2">لذِينَ ٱُوتُواْ </text:span><text:span text:style-name="T3">۴</text:span><text:span text:style-name="T2">لْكِتَـٰــبَ حَتَّــيٰ يُعْطُواْ </text:span><text:span text:style-name="T3">۴</text:span><text:span text:style-name="T2">لْجِزْيَةَ عَـنْ يَّدٍ وَهُمْ صَـٰغِرُونَؐ </text:span><text:span text:style-name="T4">(29)</text:span><text:span text:style-name="T2"> وَقَالَــتِ </text:span><text:span text:style-name="T3">۱</text:span><text:span text:style-name="T2">لْيَهُودُ </text:span><text:soft-page-break/><text:span text:style-name="T2">عُزَيْرُ èبْــنُ </text:span><text:span text:style-name="T3">۴</text:span><text:span text:style-name="T2">للَّهِؐ وَقَالَــتِ </text:span><text:span text:style-name="T3">۱</text:span><text:span text:style-name="T2">لنَّصَـٰرَي </text:span><text:span text:style-name="T3">۰</text:span><text:span text:style-name="T2">لْمَسِيحُ èبْنُ </text:span><text:span text:style-name="T3">۴</text:span><text:span text:style-name="T2">للَّهِؐ ذَ؛لِــكَ قَوْلُهُم بِأَفْوَ؛هِهِمْ يُضَـٰهُونَ قَوْلَ </text:span><text:span text:style-name="T3">۰</text:span><text:span text:style-name="T2">لذِيــنَ كَفَرُواْ مِــن قَـبْلُؐ قَـٰتَلَهُمُ </text:span><text:span text:style-name="T3">۴</text:span><text:span text:style-name="T2">للَّهُؐ أَنّۭـيٰ يُوفَكُونَؐ </text:span><text:span text:style-name="T4">(30)</text:span><text:span text:style-name="T2"> "تَّخَذُوٓاْ أَحْبَارَهُمْ وَرُهْبَـٰنَهُمُ; أَرْبَاباً مِّن دُونِ </text:span><text:span text:style-name="T3">۱</text:span><text:span text:style-name="T2">للَّهِ وَالْمَسِيحَ "بْنَ مَرْيَمَؐ وَمَآ ٱُمِرُوٓاْ إِلاَّ لِيَعْبُدُوٓاْ إِچَهاً وَ؛حِداًؐ لٓاَّ إِچَهَ إِلاَّ هُوَؐ سُبْحَـٰنَهُ„ عَمَّا يُشْرۣكُونَؐ </text:span><text:span text:style-name="T4">(31)</text:span><text:span text:style-name="T2"> يُرۣيدُونَ أَنننْ يُّطْفِـُٔواْ نُورَ </text:span><text:span text:style-name="T3">۰</text:span><text:span text:style-name="T2">للَّهِ بِأَفْوَ؛هِهِمْ وَيَابَــي </text:span><text:span text:style-name="T3">۰</text:span><text:span text:style-name="T2">للَّهُ إِلٓاَّ أَنْ يُّتِمَّ نُورَهُ„ وَلَوْ كَرۣهَ </text:span><text:span text:style-name="T3">۰</text:span><text:span text:style-name="T2">لْكَـٰفِرُونَؐ </text:span><text:span text:style-name="T4">(32)</text:span><text:span text:style-name="T2"> هُوَ </text:span><text:span text:style-name="T3">۰ﻟ</text:span><text:span text:style-name="T2">ـذِىٓ أَرْسَلَ رَسُولَهُ„ بِالْهُدۭيٰ وَدِيـنِ </text:span><text:span text:style-name="T3">۱</text:span><text:span text:style-name="T2">لْحَقِّ لِيُظْهِرَهُ„ عَلَي </text:span><text:span text:style-name="T3">۰</text:span><text:span text:style-name="T2">لدِّيــنۣ كُلِّهِ” وَلَوْ كَرۣهَ </text:span><text:span text:style-name="T3">۰</text:span><text:span text:style-name="T2">لْمُشْرۣكُونَؐ </text:span><text:span text:style-name="T4">(33)</text:span><text:span text:style-name="T2"> ¤ يَـٰٓأَيُّهَا </text:span><text:span text:style-name="T3">۰</text:span><text:span text:style-name="T2">لذِيــنَ ءَامَنُوٓاْ إِنَّ كَثِيراً مِّــنَ </text:span><text:span text:style-name="T3">۰</text:span><text:span text:style-name="T2">لاَحْبۭارۣ وَالرُّهْبَانِ لَيَاكُلُونَ أَمْوَ؛لَ </text:span><text:span text:style-name="T3">۰</text:span><text:span text:style-name="T2">لنَّاسِ بِالْبَـٰطِلِ وَيَصُدُّونَ عَن سَبِيلِ </text:span><text:span text:style-name="T3">۱</text:span><text:span text:style-name="T2">للَّهِؐ وَالذِينَ يَكْنِزُونَ </text:span><text:span text:style-name="T3">۰</text:span><text:span text:style-name="T2">لذَّهَــبَ وَالْفِضَّةَ وَلاَ يُنفِقُونَهَا فِى سَبِيلِ </text:span><text:span text:style-name="T3">۱</text:span><text:span text:style-name="T2">للَّهِ فَبَشِّرْهُم بِعَذَابٖ اَلِيمٍؐ </text:span><text:span text:style-name="T4">(34)</text:span><text:span text:style-name="T2"> يَوْمَ يُحْمۭــيٰ عَلَيْهَا فِى نۭارۣ جَهَنَّمَ فَتُكْوۭيٰ بِهَا جِبَاهُهُمْ وَجُنُوبُهُمْ وَظُهُورُهُمْ هَـٰذَا مَا كَنَزْتُمْ لَأِنفُسِكُمْ فَذُوقُواْ مَا كُنتُمْ تَكْنِزُونَؐ </text:span><text:span text:style-name="T4">(35)</text:span><text:span text:style-name="T2"> إِنَّ عِدَّةَ </text:span><text:span text:style-name="T3">۰</text:span><text:span text:style-name="T2">لشُّهُورۣ عِندَ </text:span><text:span text:style-name="T3">۰</text:span><text:span text:style-name="T2">للَّهِ 'ثْنَا عَشَرَ شَهْراً فِى كِتَـٰــبِ </text:span><text:span text:style-name="T3">۱</text:span><text:span text:style-name="T2">للَّهِ يَوْمَ خَلَــقَ </text:span><text:span text:style-name="T3">۰</text:span><text:span text:style-name="T2">لسَّمَـٰوَ؛تتتِ وَالاَرْضضضَؐ مِنْهَآ أَرْبَعَة٘ حُرُمٌؐ ذَ؛لِــكَ </text:span><text:span text:style-name="T3">۰</text:span><text:span text:style-name="T2">لدِّينُ </text:span><text:span text:style-name="T3">۴</text:span><text:span text:style-name="T2">لْقَيِّمُؐ فَلاَ تَظْلِمُواْ فِيهِــنَّ أَنفُسَكُمْؐ وَقَـٰتِلُواْ </text:span><text:span text:style-name="T3">۴</text:span><text:span text:style-name="T2">لْمُشْرۣكِينَ كَآفَّةً كَمَا يُقَـٰتِلُونَكُمْ كَآفَّةًؐ وَاعْلَمُوٓاْ أَنننَّ </text:span><text:span text:style-name="T3">۰</text:span><text:span text:style-name="T2">للَّهَ مَعَ </text:span><text:span text:style-name="T3">۰</text:span><text:span text:style-name="T2">لْمُتَّقِينَؐ </text:span><text:span text:style-name="T4">(36)</text:span><text:span text:style-name="T2"> إِنَّمَا </text:span><text:span text:style-name="T3">۰</text:span><text:span text:style-name="T2">لنَّسِيُّ زۣيَادَةٌ فِى </text:span><text:span text:style-name="T3">۱</text:span><text:span text:style-name="T2">لْكُفْرۣ يَضِلُّ بِهِ </text:span><text:span text:style-name="T3">۱</text:span><text:span text:style-name="T2">لذِيــنَ كَفَرُواْ يُحِلُّونَهُ„ عَاماً وَيُحَرّۣمُونَهُ„ عَاماً لِّيُوَاطِـُٔواْ عِدَّةَ مَا حَرَّمَ </text:span><text:span text:style-name="T3">۰</text:span><text:span text:style-name="T2">للَّهُ فَيُحِلُّواْ مَا حَرَّمَ </text:span><text:span text:style-name="T3">۰</text:span><text:span text:style-name="T2">للَّهُؐ زُيِّــنَ لَهُمْ سُوٓءُ اَ۬عْمَـٰلِهِمْؐ وَاللَّهُ لاَ يَهْدِى </text:span><text:span text:style-name="T3">۱</text:span><text:span text:style-name="T2">لْقَوْمَ </text:span><text:span text:style-name="T3">۰</text:span><text:span text:style-name="T2">لْكۭـٰفِـرۣينَؐ </text:span><text:span text:style-name="T4">(37)</text:span><text:span text:style-name="T2"> </text:span><text:soft-page-break/><text:span text:style-name="T2">يَـٰٓأَيُّهَا </text:span><text:span text:style-name="T3">۰</text:span><text:span text:style-name="T2">لذِيــنَ ءَامَنُواْ مَا لَكُمُ; إِذَا قِيــلَ لَكُمُ èنفِرُواْ فِى سَبِيلِ </text:span><text:span text:style-name="T3">۱</text:span><text:span text:style-name="T2">للَّهِ 'ثَّاقَلْتُمُ; إِلَي </text:span><text:span text:style-name="T3">۰</text:span><text:span text:style-name="T2">لاَرْضِؐ أَرَضِيتُم بِالْحَيَوٰةِ </text:span><text:span text:style-name="T3">۱</text:span><text:span text:style-name="T2">لدُّنْيۭا مِنَ </text:span><text:span text:style-name="T3">۰</text:span><text:span text:style-name="T2">لاَخِرَةِؐ فَمَا مَتَـٰعُ </text:span><text:span text:style-name="T3">۴</text:span><text:span text:style-name="T2">لْحَيَوٰةِ </text:span><text:span text:style-name="T3">۱</text:span><text:span text:style-name="T2">لدُّنْيۭا فِى </text:span><text:span text:style-name="T3">۱</text:span><text:span text:style-name="T2">لاَخِرَةِ إِلاَّ قَلِيــل٘ؐ </text:span><text:span text:style-name="T4">(38)</text:span><text:span text:style-name="T2"> اِلاَّ تَنفِرُواْ يُعَذِّبْكُمْ عَذَاباٗ اَلِيماً وَيَسْتَبْدِلْ قَوْماٗ غَيْرَكُمْ وَلاَ تَضُرُّوهُ شَيْـٔاًؐ وَاللَّهُ عَلَــيٰ كُــلّۣ شَيْءٍ قَدِير٘ؐ </text:span><text:span text:style-name="T4">(39)</text:span><text:span text:style-name="T2"> ® اِلاَّ تَنصُرُوهُ فَقَدْ نَصَرَهُ </text:span><text:span text:style-name="T3">۴</text:span><text:span text:style-name="T2">للَّهُ إِذَ اَخْرَجَهُ </text:span><text:span text:style-name="T3">۴</text:span><text:span text:style-name="T2">لذِيــنَ كَفَرُواْ ثَانِيَ "ثْنَيْنِ إِذْ هُمَا فِى </text:span><text:span text:style-name="T3">۱</text:span><text:span text:style-name="T2">لْغۭارۣ إِذْ يَقُولُ ڤِصَـٰحِبِهِ” لاَ تَحْزَنِ اِنننَّ </text:span><text:span text:style-name="T3">۰</text:span><text:span text:style-name="T2">للَّهَ مَعَنَاؐ فَأَنزَلَ </text:span><text:span text:style-name="T3">۰</text:span><text:span text:style-name="T2">للَّهُ سَكِينَتَهُ„ عَلَيْهِؐ وَأَيَّدَهُ„ بِجُنُودٍ لَّمْ تَرَوْهَاؐ وَجَعَــلَ كَلِمَةَ </text:span><text:span text:style-name="T3">۰</text:span><text:span text:style-name="T2">لذِيــنَ كَفَرُواْ </text:span><text:span text:style-name="T3">۴</text:span><text:span text:style-name="T2">لسُّفْلۭيٰؐ وَكَلِمَةُ </text:span><text:span text:style-name="T3">۴</text:span><text:span text:style-name="T2">للَّهِ هِــيَ </text:span><text:span text:style-name="T3">۰</text:span><text:span text:style-name="T2">لْعُلْيۭاؐ وَاللَّهُ عَزۣيز٘ حَكِيم٘ؐ </text:span><text:span text:style-name="T4">(40)</text:span><text:span text:style-name="T2"> 'نفِرُواْ خِفَافاً وَثِقَالًا وَجَـٰهِدُواْ بِأَمْوَ؛لِكُمْ وَأَنفُسِكُمْ فِى سَبِيلِ </text:span><text:span text:style-name="T3">۱</text:span><text:span text:style-name="T2">للَّهِؐ ذَ؛لِكُمْ خَيْرٌ لَّكُمُ; إِننن كُنتُمْ تَعْلَمُونَؐ </text:span><text:span text:style-name="T4">(41)</text:span><text:span text:style-name="T2"> لَوْ كَانننَ عَرَضاً قَرۣيباً وَسَفَراً قَاصِداً لاَّتَّبَعُوكككَ وَچَكِنۢ بَعُدَتتتْ عَلَيْهِمُ </text:span><text:span text:style-name="T3">۴</text:span><text:span text:style-name="T2">لشُّقَّةُؐ وَسَيَحْلِفُونَ بِاللَّهِ لَوۣ 'سْتَطَعْنَا لَخَرَجْنَا مَعَكُمْؐ يُهْلِكُونَ أَنفُسَهُمْؐ وَاللَّهُ يَعْلَمُ إِنَّهُمْ لَكَـٰذِبُونَؐ </text:span><text:span text:style-name="T4">(42)</text:span><text:span text:style-name="T2"> عَفَا </text:span><text:span text:style-name="T3">۰</text:span><text:span text:style-name="T2">للَّهُ عَنــكَ لِمَ أَذِنــتَ لَهُمْ حَتَّيٰ يَتَبَيَّــنَ لَــكَ </text:span><text:span text:style-name="T3">۰</text:span><text:span text:style-name="T2">لذِيــنَ صَدَقُواْ</text:span></text:p>
      <text:p text:style-name="P2" loext:marker-style-name="T2"><text:span text:style-name="T2">وَتَعْلَمَ </text:span><text:span text:style-name="T3">۰</text:span><text:span text:style-name="T2">لْكَـٰذِبِينَؐ </text:span><text:span text:style-name="T4">(43)</text:span><text:span text:style-name="T2"> لاَ يَسْتَـٰذِنُــكَ </text:span><text:span text:style-name="T3">۰</text:span><text:span text:style-name="T2">لذِينَ يُومِنُونَ بِاللَّهِ وَالْيَوْمِ </text:span><text:span text:style-name="T3">۱</text:span><text:span text:style-name="T2">لاَخِرۣ أَنْ يُّجَـٰهِدُواْ بِأَمْوَ؛لِهِمْ وَأَنفُسِهِمْؐ وَاللَّهُ عَلِيمٛ بِالْمُتَّقِينَؐ </text:span><text:span text:style-name="T4">(44)</text:span><text:span text:style-name="T2"> إِنَّمَا يَسْتَـٰذِنُــكَ </text:span><text:span text:style-name="T3">۰</text:span><text:span text:style-name="T2">لذِيــنَ لاَ يُومِنُونَ بِاللَّهِ وَالْيَوْمِ </text:span><text:span text:style-name="T3">۱</text:span><text:span text:style-name="T2">لاَخِرۣ وَارْتَابَــتْ قُلُوبُهُمْ فَهُمْ فِى رَيْبِهِمْ يَتَرَدَّدُونَؐ </text:span><text:span text:style-name="T4">(45)</text:span><text:span text:style-name="T2"> © وَلَوَ اَرَادُواْ </text:span><text:span text:style-name="T3">۴</text:span><text:span text:style-name="T2">لْخُرُوجَ لَأَعَدُّواْ لَهُ„ عُدَّةًؐ وَچَكِــن كَرۣهَ </text:span><text:span text:style-name="T3">۰</text:span><text:span text:style-name="T2">للَّهُ èنۢبِعَاثَهُمْ </text:span><text:soft-page-break/><text:span text:style-name="T2">فَثَبَّطَهُمْ وَقِيــلَ </text:span><text:span text:style-name="T3">۸</text:span><text:span text:style-name="T2">قْعُدُواْ مَعَ </text:span><text:span text:style-name="T3">۰</text:span><text:span text:style-name="T2">لْقَـٰعِدِينَؐ </text:span><text:span text:style-name="T4">(46)</text:span><text:span text:style-name="T2"> لَوْ خَرَجُواْ فِيكُم مَّا زَادُوكُمُ; إِلاَّ خَبَالًا وَلَأَوْضَعُواْ خِچَلَكُمْ يَبْغُونَكُمُ </text:span><text:span text:style-name="T3">۴</text:span><text:span text:style-name="T2">لْفِتْنَةَ وَفِيكُمْ سَمَّـٰعُونَ لَهُمْؐ وَاللَّهُ عَلِيمٛ بِالظَّـٰلِمِينَؐ </text:span><text:span text:style-name="T4">(47)</text:span><text:span text:style-name="T2"> لَقَدِ 'بْتَغَوُاْ </text:span><text:span text:style-name="T3">۴</text:span><text:span text:style-name="T2">لْفِتْنَةَ مِــن قَـبْلُ وَقَلَّبُواْ لَــكَ </text:span><text:span text:style-name="T3">۰</text:span><text:span text:style-name="T2">لاُمُورَ حَتَّيٰ جَآءَ </text:span><text:span text:style-name="T3">۰</text:span><text:span text:style-name="T2">لْحَقُّ وَظَهَرَ أَمْرُ </text:span><text:span text:style-name="T3">۴</text:span><text:span text:style-name="T2">للَّهِ وَهُمْ كَـٰرۣهُونَؐ </text:span><text:span text:style-name="T4">(48)</text:span><text:span text:style-name="T2"> وَمِنْهُم مَّـنْ يَّقُولُ èيذَن لِّى وَلاَ تَفْتِنِّىٓؐ أَلاَ فِى </text:span><text:span text:style-name="T3">۱</text:span><text:span text:style-name="T2">لْفِتْنَةِ سَقَطُواْؐ وَإِنَّ جَهَنَّمَ ڤَمُحِيطَةٛ بِالْكۭـٰفِـرۣينَؐ </text:span><text:span text:style-name="T4">(49)</text:span><text:span text:style-name="T2"> إِن تُصِبْــكَ حَسَنَةٌ تَسُؤْهُمْؐ وَإِن تُصِبْــكَ مُصِيبَةٌ يَقُولُواْ قَدَ اَخَذْنَآ أَمْرَنَا مِــن قَـبْلُ وَيَتَوَلَّواْ وَّهُمْ فَرۣحُونَؐ </text:span><text:span text:style-name="T4">(50)</text:span><text:span text:style-name="T2"> قُل لَّنْ يُّصِيبَنَآ إِلاَّ مَا كَتَــبَ </text:span><text:span text:style-name="T3">۰</text:span><text:span text:style-name="T2">للَّهُ لَنَاؐ هُوَ مَوْلۭيٰنَاؐ وَعَلَــي </text:span><text:span text:style-name="T3">۰</text:span><text:span text:style-name="T2">للَّهِ فَلْيَتَوَكَّلِ </text:span><text:span text:style-name="T3">۱</text:span><text:span text:style-name="T2">لْمُومِنُونَؐ </text:span><text:span text:style-name="T4">(51)</text:span><text:span text:style-name="T2"> قُلْ هَلْ تَرَبَّصُونَ بِنَآ إِلٓاَّ إِحْدَييي </text:span><text:span text:style-name="T3">۰</text:span><text:span text:style-name="T2">لْحُسْنَيَيْنِؐ وَنَحْنُ نَتَرَبَّصُ بِكُمُ; أَنْ يُّـصِيبَكُمُ </text:span><text:span text:style-name="T3">۴</text:span><text:span text:style-name="T2">للَّهُ بِعَذَابببٍ مِّنْ عِندِهِ“ أَوْ بِأَيْدِينَاؐ فَتَرَبَّصُوٓاْؐ إِنَّا مَعَكُم مُّتَرَبِّصُونَؐ </text:span><text:span text:style-name="T4">(52)</text:span><text:span text:style-name="T2"> قُلَ اَنفِقُواْ طَوْعاٗ اَوْ كَرْهاً لَّنْ يُّتَقَبَّــلَ مِنكُمُؐ; إِنَّكُمْ كُنتُمْ قَوْماً فَـٰسِقِينَؐ </text:span><text:span text:style-name="T4">(53)</text:span><text:span text:style-name="T2"> وَمَا مَنَعَهُمُ; أَننن تُقْبَـلَ مِنْهُمْ نَفَقَـٰتُهُمُ; إِلٓاَّ أَنَّهُمْ كَفَرُواْ بِاللَّهِ وَبِرَسُولِهِ” وَلاَ يَاتُونَ </text:span><text:span text:style-name="T3">۰</text:span><text:span text:style-name="T2">لصَّلَوٰةَ إِلاَّ وَهُمْ كُسَالۭيٰ وَلاَ يُنفِقُونَ إِلاَّ وَهُمْ كَـٰرۣهُونَؐ </text:span><text:span text:style-name="T4">(54)</text:span><text:span text:style-name="T2"> ® فَلاَ تُعْجِبْــكَ أَمْوَ؛لُهُمْ وَلآَ أَوْچَدُهُمُؐ; إِنَّمَا يُرۣيدُ </text:span><text:span text:style-name="T3">۴</text:span><text:span text:style-name="T2">للَّهُ لِيُعَذِّبَهُم بِهَا فِى </text:span><text:span text:style-name="T3">۱</text:span><text:span text:style-name="T2">لْحَيَوٰةِ </text:span><text:span text:style-name="T3">۱</text:span><text:span text:style-name="T2">لدُّنْيۭا وَتَزْهَــقَ أَنفُسُهُمْ وَهُمْ كَـٰفِرُونَؐ </text:span><text:span text:style-name="T4">(55)</text:span><text:span text:style-name="T2"> وَيَحْلِفُونَ بِاللَّهِ إِنَّهُمْ لَمِنكُمْ وَمَا هُم مِّنكُمْ وَچَكِنَّهُمْ قَوْمٌ يَفْرَقُونَؐ </text:span><text:span text:style-name="T4">(56)</text:span><text:span text:style-name="T2"> لَوْ يَجِدُونَ مَڤْجَــٔاٗ اَوْ مَغَـٰرَ؛تتتٖ اَوْ مُدَّخَلًا لَّوَلَّوۣاْ اِلَيْهِ وَهُمْ يَـجْمَحُونَؐ </text:span><text:span text:style-name="T4">(57)</text:span><text:span text:style-name="T2"> وَمِنْهُم مَّنْ يَّلْمِزُكككَ فِى </text:span><text:span text:style-name="T3">۱</text:span><text:span text:style-name="T2">لصَّدَقَـٰــتِ فَإِنننُ </text:span><text:span text:style-name="T3">۷</text:span><text:span text:style-name="T2">عْطُواْ مِنْهَا رَضُواْ وَإِن لَّمْ يُعْطَوْاْ مِنْهَآ إِذَا هُمْ </text:span><text:soft-page-break/><text:span text:style-name="T2">يَسْخَطُونَؐ </text:span><text:span text:style-name="T4">(58)</text:span><text:span text:style-name="T2"> وَلَوَ اَنَّهُمْ رَضُواْ مَآ ءَاتۭيٰهُمُ </text:span><text:span text:style-name="T3">۴</text:span><text:span text:style-name="T2">للَّهُ وَرَسُولُهُ„ وَقَالُواْ حَسْبُنَا </text:span><text:span text:style-name="T3">۰</text:span><text:span text:style-name="T2">للَّهُ سَيُوتِينَا </text:span><text:span text:style-name="T3">۰</text:span><text:span text:style-name="T2">للَّهُ مِن فَضْلِهِ” وَرَسُولُهُؐ; إِنَّـآ إِلَــي </text:span><text:span text:style-name="T3">۰</text:span><text:span text:style-name="T2">للَّهِ رَ؛غِبُونَؐ </text:span><text:span text:style-name="T4">(59) </text:span><text:span text:style-name="T2">إِنَّمَا </text:span><text:span text:style-name="T3">۰</text:span><text:span text:style-name="T2">لصَّدَقَـٰــتُ لِلْفُقَرَآءِ وَالْمَسَـٰكِينِ وَالْعَـٰمِلِيــنَ عَلَيْهَا وَالْمُوَ۬لَّفَةِ قُلُوبُهُمْ وَفِى </text:span><text:span text:style-name="T3">۱</text:span><text:span text:style-name="T2">لرّۣقَابببِ وَالْغَـٰرۣمِينَ وَفِى سَبِيلِ </text:span><text:span text:style-name="T3">۱</text:span><text:span text:style-name="T2">للَّهِ وَابْـنِ </text:span><text:span text:style-name="T3">۱</text:span><text:span text:style-name="T2">لسَّبِيلِ فَرۣيضَةً مِّــنَ </text:span><text:span text:style-name="T3">۰</text:span><text:span text:style-name="T2">للَّهِؐ وَاللَّهُ عَلِيم٘ حَكِيمٌؐ </text:span><text:span text:style-name="T4">(60)</text:span><text:span text:style-name="T2"> ¥ وَمِنْهُمُ </text:span><text:span text:style-name="T3">۴</text:span><text:span text:style-name="T2">لذِينَ يُوذُونَ </text:span><text:span text:style-name="T3">۰</text:span><text:span text:style-name="T2">لنَّبِىٓءَ وَيَقُولُونَ هُوَ ٱُذْنٌؐ قُــلُ </text:span><text:span text:style-name="T3">۷</text:span><text:span text:style-name="T2">ذْنُ خَيْرٍ لَّكُمْ يُومِنُ بِاللَّهِ وَيُومِـنُ لِلْمُومِنِينَ وَرَحْمَةٌ لِّلذِيــنَ ءَامَنُواْ مِنكُمْؐ وَالذِينَ يُوذُونَ رَسُولَ </text:span><text:span text:style-name="T3">۰</text:span><text:span text:style-name="T2">للَّهِ لَهُمْ عَذَاب٘ اَلِيمٌؐ </text:span><text:span text:style-name="T4">(61)</text:span><text:span text:style-name="T2"> يَحْلِفُونَ بِاللَّهِ لَكُمْ لِيُرْضُوكُمْ وَاللَّهُ وَرَسُولُهُ; أَحَقُّ أَنْ يُّرْضُوهُ إِننن كَانُواْ مُومِنِينَؐ </text:span><text:span text:style-name="T4">(62)</text:span><text:span text:style-name="T2"> أَلَمْ يَعْلَمُوٓاْ أَنَّهُ„ مَنْ يُّحَادِدِ </text:span><text:span text:style-name="T3">۱</text:span><text:span text:style-name="T2">للَّهَ وَرَسُولَهُ„ فَأَنننَّ لَهُ„ نَارَ جَهَنَّمَ خَـٰلِداً فِيهَاؐ ذَ؛لِكَ </text:span><text:span text:style-name="T3">۰</text:span><text:span text:style-name="T2">لْخِزْيُ </text:span><text:span text:style-name="T3">۴</text:span><text:span text:style-name="T2">لْعَظِيمُؐ </text:span><text:span text:style-name="T4">(63)</text:span><text:span text:style-name="T2"> يَحْذَرُ </text:span><text:span text:style-name="T3">۴</text:span><text:span text:style-name="T2">لْمُنَـٰفِقُونَ أَن تُنَزَّلَ عَلَيْهِمْ سُورَةٌ تُنَبِّيؖهُم بِمَا فِى قُلُوبِهِمْؐ قُلِ 'سْتَهْزۣءُوٓاْؐ إِنننَّ </text:span><text:span text:style-name="T3">۰</text:span><text:span text:style-name="T2">للَّهَ مُخْرۣجٌ مَّا تَحْذَرُونَؐ </text:span><text:span text:style-name="T4">(64)</text:span><text:span text:style-name="T2"> وَلَـئِــن سَأَلْتَهُمْ لَيَقُولُنَّ إِنَّمَا كُنَّا نَخُوضُ وَنَلْعَبُؐ قُـلَ اَبِاللَّهِ وَءَايَـٰتِهِ” وَرَسُولِهِ” كُنتُمْ تَسْتَهْزۣءُونَؐ </text:span><text:span text:style-name="T4">(65)</text:span><text:span text:style-name="T2"> لاَ تَعْتَذِرُواْؐ قَدْ كَفَرْتُم بَعْدَ إِيمَـٰنِكُمُؐ; إِنْ يُّعْفَ عَــن طَآئِفَةٍ مِّنكُمْ تُعَذَّبْ طَآئِفَةٛ بِأَنَّهُمْ كَانُواْ مُجْرۣمِيـنَؐ </text:span><text:span text:style-name="T4">(66) </text:span><text:span text:style-name="T3">۰</text:span><text:span text:style-name="T2">لْمُنَـٰفِقُونَ وَالْمُنَـٰفِقَـٰــتُ بَعْضُهُم مِّـنۢ بَعْـضٍ يَامُرُونَ بِالْمُنكَرۣ وَيَنْهَوْنَ عَـنِ </text:span><text:span text:style-name="T3">۱</text:span><text:span text:style-name="T2">لْمَعْرُوفِ وَيَقْبِضُونَ أَيْدِيَهُمْ نَسُواْ </text:span><text:span text:style-name="T3">۴</text:span><text:span text:style-name="T2">للَّهَ فَنَسِيَهُمُؐ; إِنننَّ </text:span><text:span text:style-name="T3">۰</text:span><text:span text:style-name="T2">لْمُنَـٰفِقِيــنَ هُمُ </text:span><text:span text:style-name="T3">۴</text:span><text:span text:style-name="T2">لْفَـٰسِقُونَؐ </text:span><text:span text:style-name="T4">(67)</text:span><text:span text:style-name="T2"> وَعَدَ </text:span><text:span text:style-name="T3">۰</text:span><text:span text:style-name="T2">للَّهُ </text:span><text:span text:style-name="T3">۴</text:span><text:span text:style-name="T2">لْمُنَـٰفِقِينَ وَالْمُنَـٰفِقَـٰــتِ وَالْكُفَّارَ نَارَ جَهَنَّمَ خَـٰلِدِينَ فِيهَاؐ هِــيَ حَسْبُهُمْؐ وَلَعَنَهُمُ </text:span><text:span text:style-name="T3">۴</text:span><text:span text:style-name="T2">للَّهُؐ وَلَهُمْ عَذَابببٌ مُّقِيمٌؐ </text:span><text:span text:style-name="T4">(68)</text:span><text:span text:style-name="T2"> كَالذِيــنَ مِـن </text:span><text:soft-page-break/><text:span text:style-name="T2">قَبْلِكُمْ كَانُوٓاْ أَشَدَّ مِنكُمْ قُوَّةً وَأَكْثَرَ أَمْوَ؛لًا وَأَوْچَداً فَاسْتَمْتَعُواْ بِخَچَقِهِمْ فَاسْتَمْتَعْتُم بِخَچَقِكُمْ كَمَا "سْتَمْتَعَ </text:span><text:span text:style-name="T3">۰</text:span><text:span text:style-name="T2">لذِينَ مِن قَبْلِكُم بِخَچَقِهِمْ وَخُضْتُمْ كَاﻟ﮲ خَاضُوٓاْؐ ٱُوْلَئِكَ حَبِطَــتَ اَعْمَـٰلُهُمْ فِى </text:span><text:span text:style-name="T3">۱</text:span><text:span text:style-name="T2">لدُّنْيۭا وَالاَخِرَةِؐ وَٱُوْلَئِكَ هُمُ </text:span><text:span text:style-name="T3">۴</text:span><text:span text:style-name="T2">لْخَـٰسِرُونَؐ </text:span><text:span text:style-name="T4">(69)</text:span><text:span text:style-name="T2"> ® أَلَمْ يَاتِهِمْ نَبَٱُ </text:span><text:span text:style-name="T3">۴</text:span><text:span text:style-name="T2">لذِيــنَ مِـن قَبْلِهِمْ قَوْمِ نُوحٍ وَعَادٍ وَثَمُودَ </text:span><text:span text:style-name="T4">(70)</text:span><text:span text:style-name="T2"> وَقَوْمِ إِبْرَ؛هِيمَ وَأَصْحَـٰــبِ مَدْيَنَ وَالْمُوتَفِكَـٰــتِؐ أَتَتْهُمْ رُسُلُهُم بِالْبَيِّنَـٰــتِؐ فَمَا كَانَ </text:span><text:span text:style-name="T3">۰</text:span><text:span text:style-name="T2">للَّهُ لِيَظْلِمَهُمْؐ وَچَكِن كَانُوٓاْ أَنفُسَهُمْ يَظْلِمُونَؐ </text:span><text:span text:style-name="T4">(71)</text:span><text:span text:style-name="T2"> وَالْمُومِنُونَ وَالْمُومِنَـٰــتُ بَعْضُهُمُ; أَوْلِيَآءُ بَعْضٍؐ يَامُرُونَ بِالْمَعْرُوفِ وَيَنْهَوْنَ عَنِ </text:span><text:span text:style-name="T3">۱</text:span><text:span text:style-name="T2">لْمُنكَرۣ وَيُقِيمُونَ </text:span><text:span text:style-name="T3">۰</text:span><text:span text:style-name="T2">لصَّلَوٰةَ وَيُوتُونَ </text:span><text:span text:style-name="T3">۰</text:span><text:span text:style-name="T2">لزَّكَوٰةَ وَيُطِيعُونننَ </text:span><text:span text:style-name="T3">۰</text:span><text:span text:style-name="T2">للَّهَ وَرَسُولَهُؐ; ٱُوْلَئِــكَ سَيَرْحَمُهُمُ </text:span><text:span text:style-name="T3">۴</text:span><text:span text:style-name="T2">للَّهُؐ إِنننَّ </text:span><text:span text:style-name="T3">۰</text:span><text:span text:style-name="T2">للَّهَ عَزۣيز٘ حَكِيمٌؐ </text:span><text:span text:style-name="T4">(72)</text:span><text:span text:style-name="T2"> وَعَدَ </text:span><text:span text:style-name="T3">۰</text:span><text:span text:style-name="T2">للَّهُ </text:span><text:span text:style-name="T3">۴</text:span><text:span text:style-name="T2">لْمُومِنِينَ وَالْمُومِنَـٰتِ جَنَّـٰــتٍ تَجْرۣى مِــن تَحْتِهَا </text:span><text:span text:style-name="T3">۰</text:span><text:span text:style-name="T2">لاَنْهَـٰرُ خَـٰلِدِيــنَ فِـيهَا وَمَسَـٰكِــنَ طَيِّبَةً فِى جَنَّـٰــتِ عَدْنٍؐ وَرۣضْوَ؛نٌ مِّــنَ </text:span><text:span text:style-name="T3">۰</text:span><text:span text:style-name="T2">للَّهِ أَكْبَرُؐ ذَ؛لِــكَ هُوَ </text:span><text:span text:style-name="T3">۰</text:span><text:span text:style-name="T2">لْفَوْزُ </text:span><text:span text:style-name="T3">۴</text:span><text:span text:style-name="T2">لْعَظِيمُؐ </text:span><text:span text:style-name="T4">(73)</text:span><text:span text:style-name="T2"> يَـٰٓأَيُّهَا ‏ </text:span><text:span text:style-name="T3">۰</text:span><text:span text:style-name="T2">لنَّبِىٓءُ جَـٰهِدِ </text:span><text:span text:style-name="T3">۱</text:span><text:span text:style-name="T2">لْكُفَّارَ وَالْمُنَـٰفِقِينَ وَاغْلُظْ عَلَيْهِمْؐ وَمَأْوۭيٰهُمْ جَهَنَّمُؐ وَبِيــسَ </text:span><text:span text:style-name="T3">۰</text:span><text:span text:style-name="T2">لْمَصِيرُؐ </text:span><text:span text:style-name="T4">(74)</text:span><text:span text:style-name="T2"> يَحْلِفُونَ بِاللَّهِ مَا قَالُواْؐ وَلَقَدْ قَالُواْ كَلِمَةَ </text:span><text:span text:style-name="T3">۰</text:span><text:span text:style-name="T2">لْكُفْرۣ وَكَفَرُواْ بَعْدَ إِسْچَمِهِمْ وَهَمُّواْ بِمَا لَمْ يَنَالُواْؐ وَمَا نَقَمُوٓاْ إِلٓاَّ أَنَ اَغْنۭيٰهُمُ </text:span><text:span text:style-name="T3">۴</text:span><text:span text:style-name="T2">للَّهُ وَرَسُولُهُ„ مِن فَضْلِهِؐ” فَإِنْ يَّتُوبُواْ يَــكُ خَيْراً لَّهُمْؐ وَإِنْ يَّتَوَلَّوْاْ يُعَذِّبْهُمُ </text:span><text:span text:style-name="T3">۴</text:span><text:span text:style-name="T2">للَّهُ عَذَاباٗ اَلِيماً فِى </text:span><text:span text:style-name="T3">۱</text:span><text:span text:style-name="T2">لدُّنْيۭا وَالاَخِرَةِؐ وَمَا لَهُمْ فِى </text:span><text:span text:style-name="T3">۱</text:span><text:span text:style-name="T2">لاَرْضضضِ مِنْ وَّلِيٍّ وَلاَ نَصِيرٍؐ </text:span><text:span text:style-name="T4">(75)</text:span><text:span text:style-name="T2"> © وَمِنْهُم مَّــنْ عَـٰهَدَ </text:span><text:span text:style-name="T3">۰</text:span><text:span text:style-name="T2">للَّهَ لَـئِــنَ —اتۭيٰنَا مِن فَضْلِهِ” لَنَصَّدَّقَنَّ وَلَنَكُونَــنَّ مِـنَ </text:span><text:span text:style-name="T3">۰</text:span><text:span text:style-name="T2">ڤصَّـٰڤِحِينَؐ </text:span><text:span text:style-name="T4">(76)</text:span><text:span text:style-name="T2"> فَلَمَّآ </text:span><text:soft-page-break/><text:span text:style-name="T2">ءَاتۭيٰهُم مِّن فَضْلِهِ” بَخِلُواْ بِهِ” وَتَوَلَّواْ وَّهُم مُّعْرۣضُونَؐ </text:span><text:span text:style-name="T4">(77)</text:span><text:span text:style-name="T2"> فَأَعْقَبَهُمْ نِفَاقاً فِى قُلُوبِهِمُ; إِلَيٰ يَوْمِ يَلْقَوْنَهُ„ بِمَآ أَخْلَفُواْ </text:span><text:span text:style-name="T3">۴</text:span><text:span text:style-name="T2">للَّهَ مَا وَعَدُوهُ وَبِمَا كَانُواْ يَكْذِبُونَؐ </text:span><text:span text:style-name="T4">(78)</text:span><text:span text:style-name="T2"> أَلَمْ يَعْلَمُوٓاْ أَنننَّ </text:span><text:span text:style-name="T3">۰</text:span><text:span text:style-name="T2">للَّهَ يَعْلَمُ سِرَّهُمْ وَنَجْوۭيٰهُمْ وَأَنننَّ </text:span><text:span text:style-name="T3">۰</text:span><text:span text:style-name="T2">للَّهَ عَچَّمُ </text:span><text:span text:style-name="T3">۴</text:span><text:span text:style-name="T2">لْغُيُوبِؐ </text:span><text:span text:style-name="T4">(79)</text:span><text:span text:style-name="T2"> </text:span><text:span text:style-name="T3">۱</text:span><text:span text:style-name="T2">لذِينَ يَلْمِزُونَ </text:span><text:span text:style-name="T3">۰</text:span><text:span text:style-name="T2">لْمُطَّوّۣعِينَ مِنَ </text:span><text:span text:style-name="T3">۰</text:span><text:span text:style-name="T2">لْمُومِنِينَ فِى </text:span><text:span text:style-name="T3">۱</text:span><text:span text:style-name="T2">لصَّدَقَـٰــتِ وَالذِينَ لاَ يَجِدُونَ إِلاَّ جُهْدَهُمْ فَيَسْخَرُونَ مِنْهُمْ سَخِرَ </text:span><text:span text:style-name="T3">۰</text:span><text:span text:style-name="T2">للَّهُ مِنْهُمْؐ وَلَهُمْ عَذَاب٘ اَلِيم٘ؐ </text:span><text:span text:style-name="T4">(80)</text:span><text:span text:style-name="T2"> 'سْتَغْفِرْ لَهُمُ; أَوْ لاَ تَسْتَغْفِرْ لَهُمُؐ; إِننن تَسْتَغْفِرْ لَهُمْ سَبْعِيــنَ مَرَّةً فَلَنْ يَّغْفِرَ </text:span><text:span text:style-name="T3">۰</text:span><text:span text:style-name="T2">للَّهُ لَهُمْؐ ذَ؛لِــكَ بِأَنَّهُمْ كَفَرُواْ بِاللَّهِ وَرَسُولِهِؐ” وَاللَّهُ لاَ يَهْدِى </text:span><text:span text:style-name="T3">۱</text:span><text:span text:style-name="T2">لْقَوْمَ </text:span><text:span text:style-name="T3">۰</text:span><text:span text:style-name="T2">لْفَـٰسِقِينَؐ </text:span><text:span text:style-name="T4">(81)</text:span><text:span text:style-name="T2"> فَرۣحَ </text:span><text:span text:style-name="T3">۰</text:span><text:span text:style-name="T2">ڤْمُخَلَّفُونَ بِمَقْعَدِهِمْ خِچَفَ رَسُولِ </text:span><text:span text:style-name="T3">۱</text:span><text:span text:style-name="T2">للَّهِ وَكَرۣهُوٓاْ أَنْ يُّجَـٰهِدُواْ بِأَمْوَ؛لِهِمْ وَأَنفُسِهِمْ فِى سَبِيلِ </text:span><text:span text:style-name="T3">۱</text:span><text:span text:style-name="T2">للَّهِ وَقَالُواْ لاَ تَنفِرُواْ فِى </text:span><text:span text:style-name="T3">۱</text:span><text:span text:style-name="T2">لْحَرّۣؐ قُلْ نَارُ جَهَنَّمَ أَشَدُّ حَرّاً لَّوْ كَانُواْ يَفْقَهُونَؐ </text:span><text:span text:style-name="T4">(82)</text:span><text:span text:style-name="T2"> فَڤْيَضْحَكُواْ قَلِيلًا وَلْيَبْكُواْ كَثِيراً جَزَآءَۢ بِمَا كَانُواْ يَكْسِبُونَؐ </text:span><text:span text:style-name="T4">(83)</text:span><text:span text:style-name="T2"> فَإِن رَّجَعَكَ </text:span><text:span text:style-name="T3">۰</text:span><text:span text:style-name="T2">للَّهُ إِلَــيٰ طَآئِفَةٍ مِّنْهُمْ فَاسْتَـٰذَنُوكككَ ڤِڤْخُرُوجِ فَقُل لَّن تَخْرُجُواْ مَعِــيَ أَبَداً وَلَــن تُقَـٰتِلُواْ مَعِى عَدُوّاٗؐ اِنَّكُمْ رَضِيتُم بِالْقُعُودِ أَوَّلَ مَرَّةٍؐ فَاقْعُدُواْ مَعَ </text:span><text:span text:style-name="T3">۰</text:span><text:span text:style-name="T2">لْخَـٰلِفِينَؐ </text:span><text:span text:style-name="T4">(84)</text:span><text:span text:style-name="T2"> وَلاَ تُصَــلّۣ عَلَيٰٓ أَحَدٍ مِّنْهُم مَّاتتتَ أَبَداً وَلاَ تَقُمْ عَلَيٰ قَبْرۣهِؐ“ إِنَّهُمْ كَفَرُواْ بِاللَّهِ وَرَسُولِهِ” وَمَاتُواْ وَهُمْ فَـٰسِقُونَؐ </text:span><text:span text:style-name="T4">(85)</text:span><text:span text:style-name="T2"> ® وَلاَ تُعْجِبْــكَ أَمْوَ؛لُهُمْ وَأَوْچَدُهُمُؐ; إِنَّمَا يُرۣيدُ </text:span><text:span text:style-name="T3">۴</text:span><text:span text:style-name="T2">للَّهُ أَنْ يُّعَذِّبَهُم بِهَا فِى </text:span><text:span text:style-name="T3">۱</text:span><text:span text:style-name="T2">لدُّنْيۭا وَتَزْهَــقَ أَنفُسُهُمْ وَهُمْ كَـٰفِرُونَؐ </text:span><text:span text:style-name="T4">(86)</text:span><text:span text:style-name="T2"> وَإِذَآ ٱُنزۣلَــتْ سُورَة٘ اَنَ —امِنُواْ بِاللَّهِ وَجَـٰهِدُواْ مَعَ رَسُولِهِ 'سْتَـٰذَنَــكَ ٱُوْلُواْ </text:span><text:span text:style-name="T3">۴</text:span><text:span text:style-name="T2">لطَّوْلِ مِنْهُمْ وَقَالُواْ ذَرْنَا نَكُن مَّعَ </text:span><text:span text:style-name="T3">۰</text:span><text:span text:style-name="T2">لْقَـٰعِدِينَؐ </text:span><text:span text:style-name="T4">(87)</text:span><text:span text:style-name="T2"> رَضُواْ بِأَنْ </text:span><text:soft-page-break/><text:span text:style-name="T2">يَّكُونُواْ مَعَ </text:span><text:span text:style-name="T3">۰</text:span><text:span text:style-name="T2">لْخَوَالِـفِؐ وَطُبِعَ عَلَــيٰ قُلُوبِهِمْ فَهُمْ لاَ يَفْقَهُونَؐ </text:span><text:span text:style-name="T4">(88)</text:span><text:span text:style-name="T2"> چَكِنِ </text:span><text:span text:style-name="T3">۱</text:span><text:span text:style-name="T2">لرَّسُولُ وَالذِيــنَ ءَامَنُواْ مَعَهُ„ جَـٰهَدُواْ بِأَمْوَ؛لِهِمْ وَأَنفُسِهِمْؐ وَٱُوْلَئِــكَ لَهُمُ </text:span><text:span text:style-name="T3">۴</text:span><text:span text:style-name="T2">لْخَيْرَ؛تتتُؐ وَٱُوْلَئِــكَ هُمُ </text:span><text:span text:style-name="T3">۴</text:span><text:span text:style-name="T2">ڤْمُفْڤِحُونَؐ </text:span><text:span text:style-name="T4">(89)</text:span><text:span text:style-name="T2"> أَعَدَّ </text:span><text:span text:style-name="T3">۰</text:span><text:span text:style-name="T2">للَّهُ لَهُمْ جَنَّـٰــتٍ تَجْرۣى مِــن تَحْتِهَا </text:span><text:span text:style-name="T3">۰</text:span><text:span text:style-name="T2">لاَنْهَـٰرُ خَـٰلِدِينَ فِيهَاؐ ذَ؛لِكَ </text:span><text:span text:style-name="T3">۰</text:span><text:span text:style-name="T2">لْفَوْزُ </text:span><text:span text:style-name="T3">۴</text:span><text:span text:style-name="T2">لْعَظِيمُؐ </text:span><text:span text:style-name="T4">(90)</text:span><text:span text:style-name="T2"> وَجَآءَ </text:span><text:span text:style-name="T3">۰</text:span><text:span text:style-name="T2">لْمُعَذِّرُونَ مِــنَ </text:span><text:span text:style-name="T3">۰</text:span><text:span text:style-name="T2">لاَعْرَابِ لِيُوذَنَ لَهُمْ وَقَعَدَ </text:span><text:span text:style-name="T3">۰</text:span><text:span text:style-name="T2">لذِيــنَ كَذَبُواْ </text:span><text:span text:style-name="T3">۴</text:span><text:span text:style-name="T2">للَّهَ وَرَسُولَهُؐ, سَيُصِيــبُ </text:span><text:span text:style-name="T3">۴</text:span><text:span text:style-name="T2">لذِيــنَ كَفَرُواْ مِنْهُمْ عَذَاب٘ اَلِيمٌؐ </text:span><text:span text:style-name="T4">(91)</text:span><text:span text:style-name="T2"> لَّيْــسَ عَلَي </text:span><text:span text:style-name="T3">۰</text:span><text:span text:style-name="T2">لضُّعَفَآءِ وَلاَ عَلَي </text:span><text:span text:style-name="T3">۰</text:span><text:span text:style-name="T2">لْمَرْضۭيٰ وَلاَ عَلَــي </text:span><text:span text:style-name="T3">۰</text:span><text:span text:style-name="T2">لذِيــنَ لاَ يَجِدُونَ مَا يُنفِقُونَ حَرَج٘ اِذَا نَصَحُواْ لِلهِ وَرَسُولِهِؐ” مَا عَلَــي </text:span><text:span text:style-name="T3">۰</text:span><text:span text:style-name="T2">ڤْمُحْسِنِينَ مِن سَبِيلٍؐ وَاللَّهُ غَفُورٌ رَّحِيمٌؐ </text:span><text:span text:style-name="T4">(92)</text:span><text:span text:style-name="T2"> وَلاَ عَلَــي </text:span><text:span text:style-name="T3">۰</text:span><text:span text:style-name="T2">لذِيــنَ إِذَا مَآ أَتَوْكَ ڤِتَحْمِلَهُمْ قُلْتَ لآَ أَجِدُ مَآ أَحْمِلُكُمْ عَلَيْهِؐ تَوَلَّواْ وَّأَعْيُنُهُمْ تَفِيضُ مِنَ </text:span><text:span text:style-name="T3">۰</text:span><text:span text:style-name="T2">لدَّمْعِ حَزَناٗ اَلاَّ يَجِدُواْ مَا يُنفِقُونَؐ </text:span><text:span text:style-name="T4">(93)</text:span><text:span text:style-name="T2"> ¤ إِنَّمَا </text:span><text:span text:style-name="T3">۰</text:span><text:span text:style-name="T2">لسَّبِيلُ عَلَي </text:span><text:span text:style-name="T3">۰</text:span><text:span text:style-name="T2">لذِينَ يَسْتَـٰذِنُونَــكَ وَهُمُ; أَغْنِيَآءُؐ رَضُواْ بِأَنْ يَّكُونُواْ مَعَ </text:span><text:span text:style-name="T3">۰</text:span><text:span text:style-name="T2">لْخَوَالِفِؐ وَطَبَعَ </text:span><text:span text:style-name="T3">۰</text:span><text:span text:style-name="T2">للَّهُ عَلَــيٰ قُلُوبِهِمْ فَهُمْ لاَ يَعْلَمُونَؐ </text:span><text:span text:style-name="T4">(94)</text:span><text:span text:style-name="T2"> يَعْتَذِرُونَ إِلَيْكُمُ; إِذَا رَجَعْتُمُ; إِلَيْهِمْؐ قُــل لاَّ تَعْتَذِرُواْ لَن نُّومِــنَ لَكُمْؐ قَدْ نَبَّأَنَا </text:span><text:span text:style-name="T3">۰</text:span><text:span text:style-name="T2">للَّهُ مِــنَ اَخْبۭارۣكُمْؐ وَسَيَرَييي </text:span><text:span text:style-name="T3">۰</text:span><text:span text:style-name="T2">للَّهُ عَمَلَكُمْ وَرَسُولُهُؐ„ ثُمَّ تُرَدُّونَ إِلَــيٰ عَـٰلِمِ </text:span><text:span text:style-name="T3">۱</text:span><text:span text:style-name="T2">لْغَيْــبِ وَالشَّهَـٰدَةِ فَيُنَبِّيؖكُم بِمَا كُنتُمْ تَعْمَلُونَؐ </text:span><text:span text:style-name="T4">(95)</text:span><text:span text:style-name="T2"> سَيَحْلِفُونَ بِاللَّهِ لَكُمُ; إِذَا "نقَلَبْتُمُ; إِلَيْهِمْ لِتُعْرۣضُواْ عَنْهُمْؐ فَأَعْرۣضُواْ عَنْهُمُؐ; إِنَّهُمْ رۣجْسٌؐ وَمَأْوۭيٰهُمْ جَهَنَّمُؐ جَزَآءَۢ بِمَا كَانُواْ يَكْسِبُونَؐ </text:span><text:span text:style-name="T4">(96)</text:span><text:span text:style-name="T2"> يَحْلِفُونَ لَكُمْ لِتَرْضَوْاْ عَنْهُمْ فَإِن تَرْضَوْاْ عَنْهُمْ فَإِنننَّ </text:span><text:span text:style-name="T3">۰</text:span><text:span text:style-name="T2">للَّهَ لاَ يَرْضۭيٰ عَنِ </text:span><text:span text:style-name="T3">۱</text:span><text:span text:style-name="T2">لْقَوْمِ </text:span><text:span text:style-name="T3">۱</text:span><text:span text:style-name="T2">لْفَـٰسِقِينَؐ </text:span><text:span text:style-name="T4">(97)</text:span><text:span text:style-name="T2"> </text:span><text:span text:style-name="T3">۰</text:span><text:span text:style-name="T2">لاَعْرَابُ أَشَدُّ </text:span><text:soft-page-break/><text:span text:style-name="T2">كُفْراً وَنِفَاقاً وَأَجْدَرُ أَلاَّ يَعْلَمُواْ حُدُودَ مَآ أَنزَلَ </text:span><text:span text:style-name="T3">۰</text:span><text:span text:style-name="T2">للَّهُ عَلَيٰ رَسُولِهِؐ” وَاللَّهُ عَلِيـم٘ حَكِيمٌؐ </text:span><text:span text:style-name="T4">(98)</text:span><text:span text:style-name="T2"> وَمِــنَ </text:span><text:span text:style-name="T3">۰</text:span><text:span text:style-name="T2">لاَعْرَابببِ مَــنْ يَّتَّخِذُ مَا يُنفِقُ مَغْرَماً وَيَتَرَبَّصُ بِكُمُ </text:span><text:span text:style-name="T3">۴</text:span><text:span text:style-name="T2">لدَّوَآئِرَؐ عَلَيْهِمْ دَآئِرَةُ </text:span><text:span text:style-name="T3">۴</text:span><text:span text:style-name="T2">لسَّوْءِؐ وَاللَّهُ سَمِيع٘ عَلِيمٌؐ </text:span><text:span text:style-name="T4">(99) </text:span><text:span text:style-name="T2">وَمِــنَ </text:span><text:span text:style-name="T3">۰</text:span><text:span text:style-name="T2">لاَعْرَابببِ مَنْ يُّومِـنُ بِاللَّهِ وَالْيَوْمِ </text:span><text:span text:style-name="T3">۱</text:span><text:span text:style-name="T2">لاَخِرۣ وَيَتَّخِذُ مَا يُنفِقُ قُرُبَـٰــتٖ عِندَ </text:span><text:span text:style-name="T3">۰</text:span><text:span text:style-name="T2">للَّهِ وَصَلَوَ؛تتتِ </text:span><text:span text:style-name="T3">۱</text:span><text:span text:style-name="T2">لرَّسُولِؐ أَلآَ إِنَّهَا قُرُبَةٌ لَّهُمْؐ سَيُدْخِلُهُمُ </text:span><text:span text:style-name="T3">۴</text:span><text:span text:style-name="T2">للَّهُ فِى رَحْمَتِهِؐ“ إِنننَّ </text:span><text:span text:style-name="T3">۰</text:span><text:span text:style-name="T2">للَّهَ غَفُورٌ رَّحِيمٌؐ </text:span><text:span text:style-name="T4">(100)</text:span><text:span text:style-name="T2"> وَالسَّـٰبِقُونَ </text:span><text:span text:style-name="T3">۰</text:span><text:span text:style-name="T2">لاَوَّلُونَ مِــنَ </text:span><text:span text:style-name="T3">۰</text:span><text:span text:style-name="T2">ڤْمُهَـٰجِرۣيـنَ وَالاَنصۭارۣ وَالذِينَ "تَّبَعُوهُم بِإِحْسَـٰنٍ رَّضِــيَ </text:span><text:span text:style-name="T3">۰</text:span><text:span text:style-name="T2">للَّهُ عَنْهُمْ وَرَضُواْ عَنْهُؐ وَأَعَدَّ لَهُمْ جَنَّـٰــتٍ تَجْرۣى تَحْتَهَا </text:span><text:span text:style-name="T3">۰</text:span><text:span text:style-name="T2">لاَنْهَـٰرُ خَـٰلِدِينَ فِيهَآ أَبَداًؐ ذَ؛لِــكَ </text:span><text:span text:style-name="T3">۰</text:span><text:span text:style-name="T2">لْفَوْزُ </text:span><text:span text:style-name="T3">۴</text:span><text:span text:style-name="T2">لْعَظِيمُؐ </text:span><text:span text:style-name="T4">(101)</text:span><text:span text:style-name="T2"> ® وَمِمَّنْ حَوْلَكُم مِّــنَ </text:span><text:span text:style-name="T3">۰</text:span><text:span text:style-name="T2">لاَعْرَابِ مُنَـٰفِقُونَؐ وَمِــنَ اَهْلِ </text:span><text:span text:style-name="T3">۱</text:span><text:span text:style-name="T2">لْمَدِينَةِ مَرَدُواْ عَلَي </text:span><text:span text:style-name="T3">۰</text:span><text:span text:style-name="T2">لنِّفَاقِ لاَ تَعْلَمُهُمْؐ نَحْــنُ نَعْلَمُهُمْؐ سَنُعَذِّبُهُم مَّرَّتَيْنِ ثُمَّ يُرَدُّونَ إِلَــيٰ عَذَابٖ عَظِيمٍؐ </text:span><text:span text:style-name="T4">(102)</text:span><text:span text:style-name="T2"> وَءَاخَرُونَ "عْتَرَفُواْ بِذُنُوبِهِمْ خَلَطُواْ عَمَلًا صَـٰڤِحاً وَءَاخَرَ سَيِّيؗاٗ عَسَــي </text:span><text:span text:style-name="T3">۰</text:span><text:span text:style-name="T2">للَّهُ أَنننْ يَّتُوبببَ عَلَيْهِمُؐ; إِنننَّ </text:span><text:span text:style-name="T3">۰</text:span><text:span text:style-name="T2">للَّهَ غَفُورٌ رَّحِيم٘ؐ </text:span><text:span text:style-name="T4">(103)</text:span><text:span text:style-name="T2"> خُذْ مِنَ اَمْوَ؛لِهِمْ صَدَقَةً تُطَهِّرُهُمْ وَتُزَكِّيهِم بِهَا وَصَــلّۣ عَلَيْهِمُؐ; إِنننَّ صَلَوَ؛تِــكَ سَكَــنٌ لَّهُمْؐ وَاللَّهُ سَمِيع٘ عَلِيم٘ؐ </text:span><text:span text:style-name="T4">(104)</text:span><text:span text:style-name="T2"> اَلَمْ يَعْلَمُوٓاْ أَنننَّ </text:span><text:span text:style-name="T3">۰</text:span><text:span text:style-name="T2">للَّهَ هُوَ يَقْبَلُ </text:span><text:span text:style-name="T3">۴</text:span><text:span text:style-name="T2">لتَّوْبَةَ عَنْ عِبَادِهِ” وَيَاخُذُ </text:span><text:span text:style-name="T3">۴</text:span><text:span text:style-name="T2">لصَّدَقَـٰــتِ وَأَنَّ </text:span><text:span text:style-name="T3">۰</text:span><text:span text:style-name="T2">للَّهَ هُوَ </text:span><text:span text:style-name="T3">۰</text:span><text:span text:style-name="T2">لتَّوَّابُ </text:span><text:span text:style-name="T3">۴</text:span><text:span text:style-name="T2">لرَّحِيمُؐ </text:span><text:span text:style-name="T4">(105) </text:span><text:span text:style-name="T2">وَقُـلِ 'عْمَلُواْ فَسَيَرَي </text:span><text:span text:style-name="T3">۰</text:span><text:span text:style-name="T2">للَّهُ عَمَلَكُمْ وَرَسُولُهُ„ وَالْمُومِنُونَؐ وَسَتُرَدُّونَ إِلَيٰ عَـٰلِمِ </text:span><text:span text:style-name="T3">۱</text:span><text:span text:style-name="T2">لْغَيْــبِ وَالشَّهَـٰدَةِ فَيُنَبِّيؖكُم بِمَا كُنتُمْ تَعْمَلُونَؐ </text:span><text:span text:style-name="T4">(106)</text:span><text:span text:style-name="T2"> وَءَاخَرُونَ مُرْجَوْنَ لَأِمْرۣ </text:span><text:span text:style-name="T3">۱</text:span><text:span text:style-name="T2">للَّهِ إِمَّــا يُعَذِّبُهُمْ وَإِمَّا يَتُوبُ عَلَيْهِمْؐ وَاللَّهُ عَلِيم٘ </text:span><text:soft-page-break/><text:span text:style-name="T2">حَكِيم٘ؐ </text:span><text:span text:style-name="T4">(107)</text:span><text:span text:style-name="T2"> </text:span><text:span text:style-name="T3">۱</text:span><text:span text:style-name="T2">لذِيــنَ "تَّخَذُواْ مَسْجِداً ضِرَاراً وَكُفْراً وَتَفْرۣيقاَۢ بَيْــنَ </text:span><text:span text:style-name="T3">۰</text:span><text:span text:style-name="T2">لْمُومِنِينَ وَإِرْصَاداً لِّمَــنْ حَارَبببَ </text:span><text:span text:style-name="T3">۰</text:span><text:span text:style-name="T2">للَّهَ وَرَسُولَهُ„ مِــن قَـبْلُؐ وَڤَيَحْلِفُنَّ إِنَ اَرَدْنَآ إِلاَّ </text:span><text:span text:style-name="T3">۰</text:span><text:span text:style-name="T2">لْحُسْنۭيٰؐ وَاللَّهُ يَشْهَدُ إِنَّهُمْ لَكَـٰذِبُونَؐ </text:span><text:span text:style-name="T4">(108)</text:span><text:span text:style-name="T2"> لاَ تَقُمْ فِيهِ أَبَداًؐ ڤَّمَسْجِد٘ </text:span><text:span text:style-name="T3">۷</text:span><text:span text:style-name="T2">سِّــسَ عَلَي </text:span><text:span text:style-name="T3">۰</text:span><text:span text:style-name="T2">لتَّقْوۭيٰ مِنَ اَوَّلِ يَوْمٖ اَحَقُّ أَن تَقُومَ فِيهِؐ فِيهِ رۣجَالٌ يُحِبُّونَ أَنننْ يَّتَطَهَّرُواْؐ وَاللَّهُ يُحِبُّ </text:span><text:span text:style-name="T3">۴</text:span><text:span text:style-name="T2">لْمُطَّهِّرۣينَؐ </text:span><text:span text:style-name="T4">(109)</text:span><text:span text:style-name="T2"> أَفَمَنُ </text:span><text:span text:style-name="T3">۷</text:span><text:span text:style-name="T2">سِّسَ بُنْيَـٰنُهُ„ عَلَيٰ تَقْوۭيٰ مِـــنَ </text:span><text:span text:style-name="T3">۰</text:span><text:span text:style-name="T2">للَّهِ وَرۣضْوَ؛نٖ خَيْر٘ اَم مَّنُ </text:span><text:span text:style-name="T3">۷</text:span><text:span text:style-name="T2">سِّسَ بُنْيَـٰنُهُ„ عَلَــيٰ شَفَا جُرُفٖ هۭارٍ فَانْهَارَ بِهِ” فِى نۭارۣ جَهَنَّمَؐ وَاللَّهُ لاَ يَهْدِى </text:span><text:span text:style-name="T3">۱</text:span><text:span text:style-name="T2">لْقَوْمَ </text:span><text:span text:style-name="T3">۰</text:span><text:span text:style-name="T2">لظَّـٰلِمِينَؐ </text:span><text:span text:style-name="T4">(110)</text:span><text:span text:style-name="T2"> لاَ يَزَالُ بُنْيَـٰنُهُمُ </text:span><text:span text:style-name="T3">۴ﻟ﮲</text:span><text:span text:style-name="T2"> بَنَوْاْ رۣيبَةً فِى قُلُوبِهِمُ; إِلٓاَّ أَننن تُقَطَّعَ قُلُوبُهُمْؐ وَاللَّهُ عَلِيم٘ حَكِيم٘ؐ </text:span><text:span text:style-name="T4">(111)</text:span><text:span text:style-name="T2"> © اِنننَّ </text:span><text:span text:style-name="T3">۰</text:span><text:span text:style-name="T2">للَّهَ "شْتَرۭيٰ مِــنَ </text:span><text:span text:style-name="T3">۰</text:span><text:span text:style-name="T2">لْمُومِنِيــنَ أَنفُسَهُمْ وَأَمْوَ؛لَهُم بِأَنننَّ لَهُمُ </text:span><text:span text:style-name="T3">۴</text:span><text:span text:style-name="T2">لْجَنَّةَؐ يُقَـٰتِلُونَ فِى سَبِيلِ </text:span><text:span text:style-name="T3">۱</text:span><text:span text:style-name="T2">للَّهِ فَيَقْتُلُونَ وَيُقْتَلُونَ وَعْداٗ عَلَيْهِ حَقّاً فِى </text:span><text:span text:style-name="T3">۱</text:span><text:span text:style-name="T2">لتَّوْرۭيٰةِ وَالِانجِيلِ وَالْقُرْءَانِؐ وَمَنَ اَوْفۭيٰ بِعَهْدِهِ” مِــنَ </text:span><text:span text:style-name="T3">۰</text:span><text:span text:style-name="T2">للَّهِؐ فَاسْتَبْشِرُواْ بِبَيْعِكُمُ </text:span><text:span text:style-name="T3">۴ﻟ﮲</text:span><text:span text:style-name="T2"> بَايَعْتُم بِهِؐ” وَذَ؛لِكَ هُوَ </text:span><text:span text:style-name="T3">۰</text:span><text:span text:style-name="T2">لْفَوْزُ </text:span><text:span text:style-name="T3">۴</text:span><text:span text:style-name="T2">لْعَظِيمُؐ </text:span><text:span text:style-name="T4">(112)</text:span><text:span text:style-name="T2"> </text:span><text:span text:style-name="T3">۴</text:span><text:span text:style-name="T2">لتَّـٰٓئِبُونَ </text:span><text:span text:style-name="T3">۰</text:span><text:span text:style-name="T2">لْعَـٰبِدُونَ </text:span><text:span text:style-name="T3">۰</text:span><text:span text:style-name="T2">لْحَـٰمِدُونَ </text:span><text:span text:style-name="T3">۰</text:span><text:span text:style-name="T2">ڤسَّـٰٓئِـحُونَ </text:span><text:span text:style-name="T3">۰</text:span><text:span text:style-name="T2">لرَّ؛كِعُونَ </text:span><text:span text:style-name="T3">۰</text:span><text:span text:style-name="T2">لسَّـٰجِدُونَ </text:span><text:span text:style-name="T3">۰</text:span><text:span text:style-name="T2">لاَمِرُونَ بِالْمَعْرُوفِ وَالنَّاهُونَ عَـنِ </text:span><text:span text:style-name="T3">۱</text:span><text:span text:style-name="T2">لْمُنكَرۣ وَالْحَـٰفِظُونَ لِحُدُودِ </text:span><text:span text:style-name="T3">۱</text:span><text:span text:style-name="T2">للَّهِؐ وَبَشِّرۣ </text:span><text:span text:style-name="T3">۱</text:span><text:span text:style-name="T2">لْمُومِنِينَؐ </text:span><text:span text:style-name="T4">(113)</text:span><text:span text:style-name="T2"> مَا كَانَ لِلنَّبِىٓءِ وَالذِيــنَ ءَامَنُوٓاْ أَنننْ يَّسْتَغْفِرُواْ لِلْمُشْرۣكِينَ وَلَوْ كَانُوٓاْ ٱُوْلِى قُرْبۭيٰ مِـنۢ بَعْدِ مَا تَبَيَّــنَ لَهُمُ; أَنَّهُمُ; أَصْحَـٰبُ </text:span><text:span text:style-name="T3">۴</text:span><text:span text:style-name="T2">لْجَحِيمِؐ </text:span><text:span text:style-name="T4">(114)</text:span><text:span text:style-name="T2"> وَمَا كَانَ "سْتِغْفَارُ إِبْرَ؛هِيمَ لَأِبِيهِ إِلاَّ عَن مَّوْعِدَةٍ وَعَدَهَآ إِيَّاهُؐ فَلَمَّا تَبَيَّــنَ لَهُ; أَنَّهُ„ عَدُوٌّ لِّلهِ تَبَرَّأَ مِنْهُؐ إِنَّ إِبْرَ؛هِيمَ لَأَوَّ؛ه٘ حَلِيمٌؐ </text:span><text:span text:style-name="T4">(115)</text:span><text:span text:style-name="T2"> وَمَا كَانَ </text:span><text:span text:style-name="T3">۰</text:span><text:span text:style-name="T2">للَّهُ لِيُضِلَّ قَوْماَۢ بَعْدَ إِذْ هَدۭيٰهُمْ </text:span><text:soft-page-break/><text:span text:style-name="T2">حَتَّيٰ يُبَيِّــنَ لَهُم مَّا يَتَّقُونَؐ إِنننَّ </text:span><text:span text:style-name="T3">۰</text:span><text:span text:style-name="T2">للَّهَ بِكُــلّۣ شَيْءٖ عَلِيم٘ؐ </text:span><text:span text:style-name="T4">(116)</text:span><text:span text:style-name="T2"> اِنننَّ </text:span><text:span text:style-name="T3">۰</text:span><text:span text:style-name="T2">للَّهَ لَهُ„ مُلْكُ </text:span><text:span text:style-name="T3">۴</text:span><text:span text:style-name="T2">لسَّمَـٰوَ؛تِ وَالاَرْضِؐ يُحْىِ” وَيُمِيــتُؐ وَمَا لَكُم مِّن دُونِ </text:span><text:span text:style-name="T3">۱</text:span><text:span text:style-name="T2">للَّهِ مِنْ وَّلِيٍّ وَلاَ نَصِيرٍؐ </text:span><text:span text:style-name="T4">(117)</text:span><text:span text:style-name="T2"> ® لَّقَد تَّابببَ </text:span><text:span text:style-name="T3">۰</text:span><text:span text:style-name="T2">للَّهُ عَلَــي </text:span><text:span text:style-name="T3">۰</text:span><text:span text:style-name="T2">لنَّبِىٓءِ وَاڤْمُهَـٰجِرۣينَ وَالاَنصۭارۣ </text:span><text:span text:style-name="T3">۱</text:span><text:span text:style-name="T2">لذِيــنَ "تَّبَعُوهُ فِى سَاعَةِ </text:span><text:span text:style-name="T3">۱</text:span><text:span text:style-name="T2">لْعُسْرَةِ مِـنۢ بَعْدِ مَــا كَادَ تَزۣيغُ قُلُوبببُ فَرۣيـقٍ مِّنْهُمْ ثُمَّ تَابببَ عَلَيْهِمُ; إِنَّهُ„ بِهِمْ رَءُوفٌ رَّحِيمٌ </text:span><text:span text:style-name="T4">(118)</text:span><text:span text:style-name="T2"> وَعَلَــي </text:span><text:span text:style-name="T3">۰</text:span><text:span text:style-name="T2">لثَّچَثَةِ </text:span><text:span text:style-name="T3">۱</text:span><text:span text:style-name="T2">لذِيــنَ خُلِّفُواْؐ حَتَّيٰٓ إِذَا ضَاقَــتْ عَلَيْهِمُ </text:span><text:span text:style-name="T3">۴</text:span><text:span text:style-name="T2">لاَرْضُ بِمَا رَحُبَــتْ وَضَاقَتْ عَلَيْهِمُ; أَنفُسُهُمْ وَظَنُّوٓاْ أَن لاَّ مَلْجَأَ مِــنَ </text:span><text:span text:style-name="T3">۰</text:span><text:span text:style-name="T2">للَّهِ إِلٓاَّ إِلَيْهِ ثُمَّ تَابَ عَلَيْهِمْ لِيَتُوبُوٓاْؐ إِنننَّ </text:span><text:span text:style-name="T3">۰</text:span><text:span text:style-name="T2">للَّهَ هُوَ </text:span><text:span text:style-name="T3">۰</text:span><text:span text:style-name="T2">لتَّوَّابُ </text:span><text:span text:style-name="T3">۴</text:span><text:span text:style-name="T2">لرَّحِيمُؐ </text:span><text:span text:style-name="T4">(119)</text:span><text:span text:style-name="T2"> يَـٰٓأَيُّهَا </text:span><text:span text:style-name="T3">۰</text:span><text:span text:style-name="T2">لذِيــنَ ءَامَنُواْ èتَّقُواْ </text:span><text:span text:style-name="T3">۴</text:span><text:span text:style-name="T2">للَّهَ وَكُونُواْ مَعَ </text:span><text:span text:style-name="T3">۰</text:span><text:span text:style-name="T2">لصَّـٰدِقِـيـنَؐ </text:span><text:span text:style-name="T4">(120)</text:span><text:span text:style-name="T2"> مَا كَانَ لَأِهْـلِ </text:span><text:span text:style-name="T3">۱</text:span><text:span text:style-name="T2">لْمَدِينَةِ وَمَــنْ حَوْلَهُم مِّــنَ </text:span><text:span text:style-name="T3">۰</text:span><text:span text:style-name="T2">لاَعْرَابِ أَنْ يَّتَخَلَّفُواْ عَن رَّسُولِ </text:span><text:span text:style-name="T3">۱</text:span><text:span text:style-name="T2">للَّهِ وَلاَ يَرْغَبُواْ بِأَنفُسِهِمْ عَــن نَّفْسِهِؐ” ذَ؛لِــكَ بِأَنَّهُمْ لاَ يُصِيبُهُمْ ظَمَاءٌ وَلاَ نَصَــبٌ وَلاَ مَخْمَصَةٌ فِى سَبِيلِ </text:span><text:span text:style-name="T3">۱</text:span><text:span text:style-name="T2">للَّهِ وَلاَ يَطَـُٔونَ مَوْطِيؗاً يَغِيظُ </text:span><text:span text:style-name="T3">۴</text:span><text:span text:style-name="T2">لْكُفَّارَ وَلاَ يَنَالُونَ مِــنْ عَدُوٍّ نَّيْلٗا اِلاَّ كُتِبَ لَهُم بِهِ” عَمَــلٌ صَـٰلِح٘ؐ اِنَّ </text:span><text:span text:style-name="T3">۰</text:span><text:span text:style-name="T2">للَّهَ لاَ يُضِيعُ أَجْرَ </text:span><text:span text:style-name="T3">۰</text:span><text:span text:style-name="T2">ڤْمُحْسِنِيـنَؐ </text:span><text:span text:style-name="T4">(121)</text:span><text:span text:style-name="T2"> وَلاَ يُنفِقُونَ نَفَقَةً صَغِيرَةً وَلاَ كَبِيرَةً وَلاَ يَقْطَعُونَ وَادِياٗ اِلاَّ كُتِبَ لَهُمْؐ لِيَجْزۣيَهُمُ </text:span><text:span text:style-name="T3">۴</text:span><text:span text:style-name="T2">للَّهُ أَحْسَــنَ مَا كَانُواْ يَعْمَلُونَؐ </text:span><text:span text:style-name="T4">(122)</text:span><text:span text:style-name="T2"> وَمَا كَانَ </text:span><text:span text:style-name="T3">۰</text:span><text:span text:style-name="T2">لْمُومِنُونَ لِيَنفِرُواْ كَآفَّةًؐ فَلَوْلاَ نَفَرَ مِــن كُلِّ فِرْقَةٍ مِّنْهُمْ طَــآئِفَةٌ لِّيَتَفَقَّهُــواْ فِى </text:span><text:span text:style-name="T3">۱</text:span><text:span text:style-name="T2">لدِّينِ وَلِيُنذِرُواْ قَوْمَهُــمُ; إِذَا رَجَعُوٓاْ إِلَيْهِمْ لَعَلَّهُمْ يَحْذَرُونَؐ </text:span><text:span text:style-name="T4">(123)</text:span><text:span text:style-name="T2"> ¥ يَـٰٓأَيُّهَا </text:span><text:span text:style-name="T3">۰</text:span><text:span text:style-name="T2">لذِينَ ءَامَنُواْ قَـٰتِلُواْ </text:span><text:span text:style-name="T3">۴</text:span><text:span text:style-name="T2">لذِينَ يَلُونَكُم مِّــنَ </text:span><text:span text:style-name="T3">۰</text:span><text:span text:style-name="T2">لْكُفّۭارۣ وَڤْيَجِدُواْ فِيكُمْ غِلْظَةًؐ وَاعْلَمُوٓاْ أَنننَّ </text:span><text:span text:style-name="T3">۰</text:span><text:span text:style-name="T2">للَّهَ </text:span><text:soft-page-break/><text:span text:style-name="T2">مَعَ </text:span><text:span text:style-name="T3">۰</text:span><text:span text:style-name="T2">لْمُتَّقِينَؐ </text:span><text:span text:style-name="T4">(124)</text:span><text:span text:style-name="T2"> وَإِذَا مَآ ٱُنزۣلَــتْ سُورَةٌ فَمِنْهُم مَّنْ يَّقُولُ أَيُّكُمْ زَادَتْهُ هَـٰذِهِ“ إِيمَـٰناًؐ فَأَمَّا </text:span><text:span text:style-name="T3">۰</text:span><text:span text:style-name="T2">لذِيــنَ ءَامَنُواْ فَزَادَتْهُمُ; إِيمَـٰناً وَهُمْ يَسْتَبْشِرُونَؐ </text:span><text:span text:style-name="T4">(125)</text:span><text:span text:style-name="T2"> وَأَمَّا </text:span><text:span text:style-name="T3">۰</text:span><text:span text:style-name="T2">لذِيــنَ فِى قُلُوبِهِم مَّرَضٌ فَزَادَتْهُمْ رۣجْساٗ اِلَيٰ رۣجْسِهِمْ وَمَاتُواْ وَهُمْ كَـٰفِرُونَؐ </text:span><text:span text:style-name="T4">(126)</text:span><text:span text:style-name="T2"> أَوَلاَ يَرَوْنَ أَنَّهُمْ يُفْتَنُونَ فِى كُــلّۣ عَامٍ مَّرَّةٗ اَوْ مَرَّتَيْنِ ثُمَّ لاَ يَتُوبُونَ وَلاَ هُمْ يَذَّكَّرُونَؐ </text:span><text:span text:style-name="T4">(127)</text:span><text:span text:style-name="T2"> وَإِذَا مَآ ٱُنزۣلَــتْ سُورَةٌ نَّظَرَ بَعْضُهُمُ; إِلَيٰ بَعْـضٖ هَلْ يَرۭيٰكُم مِّــنَ اَحَدٍ ثُمَّ "نصَرَفُواْؐ صَرَفَ </text:span><text:span text:style-name="T3">۰</text:span><text:span text:style-name="T2">للَّهُ قُلُوبَهُم بِأَنَّهُمْ قَوْمٌ لاَّ يَفْقَهُونَؐ </text:span><text:span text:style-name="T4">(128)</text:span><text:span text:style-name="T2"> لَقَدْ جَآءَكُمْ رَسُولٌ مِّنَ اَنفُسِكُمْ عَزۣيز٘ عَلَيْهِ مَا عَنِتُّمْؐ حَرۣيــص٘ عَلَيْكُمؐ بِالْمُومِنِينَ رَءُوفٌ رَّحِيمٌؐ </text:span><text:span text:style-name="T4">(129)</text:span><text:span text:style-name="T2"> فَإِن تَوَلَّوْاْ فَقُــلْ حَسْبِــيَ </text:span><text:span text:style-name="T3">۰</text:span><text:span text:style-name="T2">للَّهُؐ لآَ إِچَهَ إِلاَّ هُوَؐ عَلَيْهِ تَوَكَّلْــتُؐ وَهُوَ رَبببُّ </text:span><text:span text:style-name="T3">۴</text:span><text:span text:style-name="T2">لْعَرْشِ </text:span><text:span text:style-name="T3">۱</text:span><text:span text:style-name="T2">لْعَظِيمِ </text:span><text:span text:style-name="T4">(130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28:59.971996333</meta:creation-date>
    <dc:date>2025-02-27T21:29:16.896543643</dc:date>
    <meta:editing-duration>PT19S</meta:editing-duration>
    <meta:editing-cycles>1</meta:editing-cycles>
    <meta:document-statistic meta:table-count="0" meta:image-count="0" meta:object-count="0" meta:page-count="14" meta:paragraph-count="3" meta:word-count="2645" meta:character-count="15149" meta:non-whitespace-character-count="12506"/>
    <meta:generator>LibreOffice/24.8.2.1$Linux_X86_64 LibreOffice_project/0f794b6e29741098670a3b95d60478a65d05ef13</meta:generator>
  </office:meta>
</office:document-meta>
</file>